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Lohit Devanagari" svg:font-family="'Lohit Devanagari'"/>
    <style:font-face style:name="Courier New1" svg:font-family="'Courier New'" style:font-family-generic="modern" style:font-pitch="fixed"/>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Linux Biolinum" svg:font-family="'Linux Biolinum'" style:font-family-generic="roman" style:font-pitch="variable"/>
    <style:font-face style:name="Linux Libertine" svg:font-family="'Linux Libertine'"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nux Biolinum1" svg:font-family="'Linux Biolinum'" style:font-family-generic="system" style:font-pitch="variable"/>
    <style:font-face style:name="Linux Libertine1" svg:font-family="'Linux Libertine'"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333in" table:align="margins" style:writing-mode="lr-tb"/>
    </style:style>
    <style:style style:name="Table1.A" style:family="table-column">
      <style:table-column-properties style:column-width="0.7486in" style:rel-column-width="1078*"/>
    </style:style>
    <style:style style:name="Table1.B" style:family="table-column">
      <style:table-column-properties style:column-width="0.9375in" style:rel-column-width="1350*"/>
    </style:style>
    <style:style style:name="Table1.D" style:family="table-column">
      <style:table-column-properties style:column-width="0.8986in" style:rel-column-width="129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in" fo:margin-right="0.25in" fo:text-indent="0in" style:auto-text-indent="false"/>
    </style:style>
    <style:style style:name="P2" style:family="paragraph" style:parent-style-name="Footer">
      <style:paragraph-properties fo:margin-left="0in" fo:margin-right="0.25in" fo:text-indent="0in" style:auto-text-indent="false"/>
    </style:style>
    <style:style style:name="P3" style:family="paragraph" style:parent-style-name="Bib_5f_entry">
      <style:paragraph-properties fo:margin-left="0in" fo:margin-right="0in" fo:text-indent="0in" style:auto-text-indent="false"/>
    </style:style>
    <style:style style:name="P4" style:family="paragraph" style:parent-style-name="Head1">
      <style:paragraph-properties fo:margin-left="0in" fo:margin-right="0in" fo:text-align="justify" style:justify-single-word="false" fo:text-indent="0in" style:auto-text-indent="false"/>
      <style:text-properties officeooo:rsid="002d9bc3" officeooo:paragraph-rsid="0035b7cd"/>
    </style:style>
    <style:style style:name="P5" style:family="paragraph" style:parent-style-name="Para">
      <style:paragraph-properties fo:margin-left="0in" fo:margin-right="0in" fo:text-align="justify" style:justify-single-word="false" fo:text-indent="0in" style:auto-text-indent="false"/>
    </style:style>
    <style:style style:name="P6" style:family="paragraph" style:parent-style-name="Para">
      <style:paragraph-properties fo:margin-left="0in" fo:margin-right="0in" fo:text-align="justify" style:justify-single-word="false" fo:text-indent="0in" style:auto-text-indent="false"/>
      <style:text-properties officeooo:paragraph-rsid="003fa334"/>
    </style:style>
    <style:style style:name="P7" style:family="paragraph" style:parent-style-name="Para">
      <style:paragraph-properties fo:margin-left="0in" fo:margin-right="0in" fo:text-align="justify" style:justify-single-word="false" fo:text-indent="0in" style:auto-text-indent="false"/>
      <style:text-properties officeooo:rsid="002a73ae" officeooo:paragraph-rsid="002a73ae"/>
    </style:style>
    <style:style style:name="P8" style:family="paragraph" style:parent-style-name="Para">
      <style:paragraph-properties fo:margin-left="0in" fo:margin-right="0in" fo:text-align="justify" style:justify-single-word="false" fo:text-indent="0in" style:auto-text-indent="false"/>
      <style:text-properties officeooo:rsid="002a73ae" officeooo:paragraph-rsid="002d9bc3"/>
    </style:style>
    <style:style style:name="P9" style:family="paragraph" style:parent-style-name="Para">
      <style:paragraph-properties fo:margin-left="0in" fo:margin-right="0in" fo:text-align="justify" style:justify-single-word="false" fo:text-indent="0in" style:auto-text-indent="false"/>
      <style:text-properties officeooo:rsid="002afa01" officeooo:paragraph-rsid="002afa01"/>
    </style:style>
    <style:style style:name="P10" style:family="paragraph" style:parent-style-name="Para">
      <style:paragraph-properties fo:margin-left="0in" fo:margin-right="0in" fo:text-align="justify" style:justify-single-word="false" fo:text-indent="0in" style:auto-text-indent="false"/>
      <style:text-properties officeooo:rsid="002d9bc3" officeooo:paragraph-rsid="002d9bc3"/>
    </style:style>
    <style:style style:name="P11" style:family="paragraph" style:parent-style-name="Para">
      <style:paragraph-properties fo:margin-left="0in" fo:margin-right="0in" fo:margin-top="0.1528in" fo:margin-bottom="0.0555in" loext:contextual-spacing="false" fo:text-align="justify" style:justify-single-word="false" fo:orphans="2" fo:widows="2" fo:text-indent="0in" style:auto-text-indent="false" style:writing-mode="lr-tb"/>
      <style:text-properties style:font-name="Linux Biolinum" fo:language="en" fo:country="US" fo:font-style="normal" officeooo:rsid="0040db6b" officeooo:paragraph-rsid="0040db6b" style:font-name-asian="Times New Roman1" style:language-asian="en" style:country-asian="US" style:font-style-asian="normal" style:font-name-complex="Linux Biolinum1" style:font-size-complex="11pt" style:font-style-complex="normal"/>
    </style:style>
    <style:style style:name="P12" style:family="paragraph" style:parent-style-name="Head4">
      <style:paragraph-properties fo:margin-top="0.0693in" fo:margin-bottom="0.0972in" loext:contextual-spacing="false"/>
    </style:style>
    <style:style style:name="P13" style:family="paragraph" style:parent-style-name="CCSDescription">
      <style:text-properties officeooo:paragraph-rsid="0033c17c"/>
    </style:style>
    <style:style style:name="P14" style:family="paragraph" style:parent-style-name="Abstract">
      <style:text-properties officeooo:paragraph-rsid="0036619b"/>
    </style:style>
    <style:style style:name="P15" style:family="paragraph" style:parent-style-name="Head1">
      <style:paragraph-properties fo:margin-top="0.2638in" fo:margin-bottom="0.0555in" loext:contextual-spacing="false"/>
    </style:style>
    <style:style style:name="P16" style:family="paragraph" style:parent-style-name="Head4">
      <style:paragraph-properties fo:margin-top="0.0693in" fo:margin-bottom="0.0972in" loext:contextual-spacing="false"/>
      <style:text-properties style:language-asian="it" style:country-asian="IT"/>
    </style:style>
    <style:style style:name="P17" style:family="paragraph" style:parent-style-name="Title_5f_document" style:master-page-name="First_20_Page">
      <style:paragraph-properties style:page-number="auto"/>
      <style:text-properties officeooo:rsid="000e9035"/>
    </style:style>
    <style:style style:name="P18" style:family="paragraph" style:parent-style-name="KeyWords">
      <style:text-properties officeooo:rsid="0012cfb8" officeooo:paragraph-rsid="0012cfb8" style:language-asian="it" style:country-asian="IT"/>
    </style:style>
    <style:style style:name="P19" style:family="paragraph" style:parent-style-name="Footer">
      <style:text-properties fo:font-size="7pt" style:font-size-asian="7pt" style:font-name-complex="Linux Libertine1"/>
    </style:style>
    <style:style style:name="P20" style:family="paragraph" style:parent-style-name="KeyWordHead">
      <style:text-properties style:language-asian="it" style:country-asian="IT"/>
    </style:style>
    <style:style style:name="P21" style:family="paragraph" style:parent-style-name="MetadataHead">
      <style:text-properties text:display="none"/>
    </style:style>
    <style:style style:name="P22" style:family="paragraph" style:parent-style-name="Para">
      <style:paragraph-properties fo:margin-left="0in" fo:margin-right="0in" fo:margin-top="0.1528in" fo:margin-bottom="0.0555in" loext:contextual-spacing="false" fo:text-align="justify" style:justify-single-word="false" fo:orphans="2" fo:widows="2" fo:text-indent="0in" style:auto-text-indent="false" style:writing-mode="lr-tb"/>
      <style:text-properties style:font-name="Linux Biolinum" fo:language="en" fo:country="US" fo:font-style="normal" officeooo:rsid="0040db6b" officeooo:paragraph-rsid="0089ddd7" style:font-name-asian="Times New Roman1" style:language-asian="en" style:country-asian="US" style:font-style-asian="normal" style:font-name-complex="Linux Biolinum1" style:font-size-complex="11pt" style:font-style-complex="normal"/>
    </style:style>
    <style:style style:name="P23" style:family="paragraph" style:parent-style-name="Para">
      <style:paragraph-properties fo:margin-left="0in" fo:margin-right="0in" fo:margin-top="0.1528in" fo:margin-bottom="0.0555in" loext:contextual-spacing="false" fo:text-align="justify" style:justify-single-word="false" fo:orphans="2" fo:widows="2" fo:text-indent="0in" style:auto-text-indent="false" style:writing-mode="lr-tb"/>
      <style:text-properties style:font-name="Linux Biolinum" fo:language="en" fo:country="US" fo:font-style="normal" fo:font-weight="bold" officeooo:rsid="00932232" officeooo:paragraph-rsid="0096262c" style:font-name-asian="Times New Roman1" style:language-asian="en" style:country-asian="US" style:font-style-asian="normal" style:font-weight-asian="bold" style:font-name-complex="Linux Biolinum1" style:font-size-complex="11pt" style:font-style-complex="normal" style:font-weight-complex="bold"/>
    </style:style>
    <style:style style:name="P24" style:family="paragraph" style:parent-style-name="Para">
      <style:paragraph-properties fo:margin-left="0in" fo:margin-right="0in" fo:text-align="justify" style:justify-single-word="false" fo:text-indent="0in" style:auto-text-indent="false"/>
    </style:style>
    <style:style style:name="P25" style:family="paragraph" style:parent-style-name="Para">
      <style:paragraph-properties fo:margin-left="0in" fo:margin-right="0in" fo:text-align="justify" style:justify-single-word="false" fo:text-indent="0in" style:auto-text-indent="false"/>
      <style:text-properties officeooo:rsid="0098c4c2" officeooo:paragraph-rsid="0098c4c2"/>
    </style:style>
    <style:style style:name="P26" style:family="paragraph" style:parent-style-name="Para">
      <style:paragraph-properties fo:margin-left="0in" fo:margin-right="0in" fo:text-align="justify" style:justify-single-word="false" fo:text-indent="0in" style:auto-text-indent="false"/>
      <style:text-properties officeooo:rsid="0099da47" officeooo:paragraph-rsid="0099da47"/>
    </style:style>
    <style:style style:name="P27" style:family="paragraph" style:parent-style-name="Para">
      <style:paragraph-properties fo:text-align="justify" style:justify-single-word="false"/>
    </style:style>
    <style:style style:name="P28" style:family="paragraph" style:parent-style-name="RefFormatHead">
      <style:text-properties style:language-asian="it" style:country-asian="IT"/>
    </style:style>
    <style:style style:name="P29" style:family="paragraph" style:parent-style-name="Table_20_Contents">
      <style:text-properties officeooo:rsid="008fad86" officeooo:paragraph-rsid="008fad86"/>
    </style:style>
    <style:style style:name="P30" style:family="paragraph" style:parent-style-name="Table_20_Contents">
      <style:text-properties officeooo:rsid="008fad86" officeooo:paragraph-rsid="0096262c"/>
    </style:style>
    <style:style style:name="P31" style:family="paragraph" style:parent-style-name="Table_20_Contents">
      <style:text-properties officeooo:paragraph-rsid="0096262c"/>
    </style:style>
    <style:style style:name="T1" style:family="text">
      <style:text-properties style:font-name="Linux Biolinum" style:font-name-complex="Linux Biolinum1"/>
    </style:style>
    <style:style style:name="T2" style:family="text">
      <style:text-properties style:font-name="Linux Biolinum" officeooo:rsid="0094cd88" style:font-name-complex="Linux Biolinum1"/>
    </style:style>
    <style:style style:name="T3" style:family="text">
      <style:text-properties style:font-name="Linux Biolinum" fo:font-size="9pt" style:font-size-asian="9pt" style:font-name-complex="Linux Biolinum1"/>
    </style:style>
    <style:style style:name="T4" style:family="text">
      <style:text-properties style:font-name="Linux Biolinum" fo:font-style="italic" style:font-style-asian="italic" style:font-name-complex="Linux Biolinum1"/>
    </style:style>
    <style:style style:name="T5" style:family="text">
      <style:text-properties style:font-name="Linux Biolinum" fo:font-style="normal" style:font-style-asian="normal" style:font-name-complex="Linux Biolinum1" style:font-style-complex="normal"/>
    </style:style>
    <style:style style:name="T6" style:family="text">
      <style:text-properties style:font-name="Linux Biolinum" fo:font-style="normal" officeooo:rsid="002d9bc3" style:font-style-asian="normal" style:font-name-complex="Linux Biolinum1" style:font-style-complex="normal"/>
    </style:style>
    <style:style style:name="T7" style:family="text">
      <style:text-properties style:font-name="Linux Biolinum" fo:font-style="normal" officeooo:rsid="0035b7cd" style:font-style-asian="normal" style:font-name-complex="Linux Biolinum1" style:font-style-complex="normal"/>
    </style:style>
    <style:style style:name="T8" style:family="text">
      <style:text-properties style:font-name="Linux Biolinum" fo:font-style="normal" officeooo:rsid="0035b7cd" style:font-style-asian="normal" style:font-name-complex="Linux Biolinum1" style:font-size-complex="11pt" style:font-style-complex="normal"/>
    </style:style>
    <style:style style:name="T9" style:family="text">
      <style:text-properties style:font-name="Linux Biolinum" fo:font-style="normal" officeooo:rsid="0036274c" style:font-style-asian="normal" style:font-name-complex="Linux Biolinum1" style:font-size-complex="11pt" style:font-style-complex="normal"/>
    </style:style>
    <style:style style:name="T10" style:family="text">
      <style:text-properties style:font-name-complex="Linux Libertine1"/>
    </style:style>
    <style:style style:name="T11" style:family="text">
      <style:text-properties fo:text-transform="uppercase" officeooo:rsid="000e9035"/>
    </style:style>
    <style:style style:name="T12" style:family="text">
      <style:text-properties style:use-window-font-color="true" style:font-name="Linux Libertine" fo:font-size="10pt" officeooo:rsid="000e9035" style:font-size-asian="10pt" style:font-name-complex="Linux Libertine1"/>
    </style:style>
    <style:style style:name="T13" style:family="text">
      <style:text-properties style:font-name="Linux Libertine" officeooo:rsid="003fa334" style:font-name-asian="Calibri1"/>
    </style:style>
    <style:style style:name="T14" style:family="text">
      <style:text-properties style:font-name="Linux Libertine" officeooo:rsid="0041130d" style:font-name-asian="Calibri1"/>
    </style:style>
    <style:style style:name="T15" style:family="text">
      <style:text-properties style:font-name="Linux Libertine" officeooo:rsid="0043b4b0" style:font-name-asian="Calibri1"/>
    </style:style>
    <style:style style:name="T16" style:family="text">
      <style:text-properties style:font-name="Linux Libertine" fo:font-style="italic" officeooo:rsid="0043b4b0" style:font-name-asian="Calibri1" style:font-style-asian="italic" style:font-style-complex="italic"/>
    </style:style>
    <style:style style:name="T17" style:family="text">
      <style:text-properties style:font-name="Linux Libertine" fo:font-style="normal" officeooo:rsid="0043b4b0" style:font-name-asian="Calibri1" style:font-style-asian="normal" style:font-style-complex="normal"/>
    </style:style>
    <style:style style:name="T18" style:family="text">
      <style:text-properties style:font-name="Linux Libertine" fo:font-style="normal" officeooo:rsid="00474d8a" style:font-name-asian="Calibri1" style:font-style-asian="normal" style:font-style-complex="normal"/>
    </style:style>
    <style:style style:name="T19" style:family="text">
      <style:text-properties fo:language="en" fo:country="GB" style:language-asian="ja" style:country-asian="JP"/>
    </style:style>
    <style:style style:name="T20" style:family="text">
      <style:text-properties fo:language="en" fo:country="GB" officeooo:rsid="00104fe2" style:language-asian="ja" style:country-asian="JP"/>
    </style:style>
    <style:style style:name="T21" style:family="text">
      <style:text-properties fo:language="en" fo:country="GB" officeooo:rsid="0011b8af" style:language-asian="ja" style:country-asian="JP"/>
    </style:style>
    <style:style style:name="T22" style:family="text">
      <style:text-properties fo:language="en" fo:country="GB" officeooo:rsid="001312b6" style:language-asian="ja" style:country-asian="JP"/>
    </style:style>
    <style:style style:name="T23" style:family="text">
      <style:text-properties fo:language="en" fo:country="GB" officeooo:rsid="00138734" style:language-asian="ja" style:country-asian="JP"/>
    </style:style>
    <style:style style:name="T24" style:family="text">
      <style:text-properties fo:language="en" fo:country="GB" officeooo:rsid="0013fd35" style:language-asian="ja" style:country-asian="JP"/>
    </style:style>
    <style:style style:name="T25" style:family="text">
      <style:text-properties style:language-asian="it" style:country-asian="IT"/>
    </style:style>
    <style:style style:name="T26" style:family="text">
      <style:text-properties fo:font-weight="bold" officeooo:rsid="000fee5b" style:language-asian="it" style:country-asian="IT" style:font-weight-asian="bold"/>
    </style:style>
    <style:style style:name="T27" style:family="text">
      <style:text-properties fo:font-weight="bold" officeooo:rsid="000fee5b" style:language-asian="it" style:country-asian="IT" style:font-weight-asian="bold" style:font-weight-complex="bold"/>
    </style:style>
    <style:style style:name="T28" style:family="text">
      <style:text-properties fo:font-weight="bold" officeooo:rsid="0033c17c" style:language-asian="it" style:country-asian="IT" style:font-weight-asian="bold" style:font-weight-complex="bold"/>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officeooo:rsid="004b19e7" style:font-style-asian="italic" style:font-style-complex="italic"/>
    </style:style>
    <style:style style:name="T32" style:family="text">
      <style:text-properties fo:font-style="italic" officeooo:rsid="0057582c" style:font-style-asian="italic" style:font-style-complex="italic"/>
    </style:style>
    <style:style style:name="T33" style:family="text">
      <style:text-properties fo:font-style="italic" officeooo:rsid="0058d585" style:font-style-asian="italic" style:font-style-complex="italic"/>
    </style:style>
    <style:style style:name="T34" style:family="text">
      <style:text-properties fo:font-style="italic" officeooo:rsid="0081779b" style:font-style-asian="italic" style:font-style-complex="italic"/>
    </style:style>
    <style:style style:name="T35" style:family="text">
      <style:text-properties fo:font-style="italic" officeooo:rsid="00831908" style:font-style-asian="italic" style:font-style-complex="italic"/>
    </style:style>
    <style:style style:name="T36" style:family="text">
      <style:text-properties fo:font-style="italic" officeooo:rsid="00743a45" style:font-style-asian="italic" style:font-style-complex="italic"/>
    </style:style>
    <style:style style:name="T37" style:family="text">
      <style:text-properties fo:font-style="italic" officeooo:rsid="00854f9b" style:font-style-asian="italic" style:font-style-complex="italic"/>
    </style:style>
    <style:style style:name="T38" style:family="text">
      <style:text-properties fo:font-style="italic" officeooo:rsid="008ad8d1"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style:font-size-complex="11pt"/>
    </style:style>
    <style:style style:name="T41" style:family="text">
      <style:text-properties officeooo:rsid="0068f864" style:font-size-complex="11pt"/>
    </style:style>
    <style:style style:name="T42" style:family="text">
      <style:text-properties fo:font-size="11pt" style:font-size-asian="11pt" style:font-size-complex="11pt"/>
    </style:style>
    <style:style style:name="T43" style:family="text">
      <style:text-properties officeooo:rsid="000e9035"/>
    </style:style>
    <style:style style:name="T44" style:family="text">
      <style:text-properties officeooo:rsid="00104fe2"/>
    </style:style>
    <style:style style:name="T45" style:family="text">
      <style:text-properties officeooo:rsid="0012cfb8"/>
    </style:style>
    <style:style style:name="T46" style:family="text">
      <style:text-properties officeooo:rsid="001437d4"/>
    </style:style>
    <style:style style:name="T47" style:family="text">
      <style:text-properties officeooo:rsid="0014e63b"/>
    </style:style>
    <style:style style:name="T48" style:family="text">
      <style:text-properties officeooo:rsid="00154be5"/>
    </style:style>
    <style:style style:name="T49" style:family="text">
      <style:text-properties officeooo:rsid="00167201"/>
    </style:style>
    <style:style style:name="T50" style:family="text">
      <style:text-properties officeooo:rsid="00179f9c"/>
    </style:style>
    <style:style style:name="T51" style:family="text">
      <style:text-properties officeooo:rsid="0017e037"/>
    </style:style>
    <style:style style:name="T52" style:family="text">
      <style:text-properties officeooo:rsid="00191f5a"/>
    </style:style>
    <style:style style:name="T53" style:family="text">
      <style:text-properties officeooo:rsid="001fb7c5"/>
    </style:style>
    <style:style style:name="T54" style:family="text">
      <style:text-properties officeooo:rsid="0026b029"/>
    </style:style>
    <style:style style:name="T55" style:family="text">
      <style:text-properties officeooo:rsid="00276320"/>
    </style:style>
    <style:style style:name="T56" style:family="text">
      <style:text-properties fo:font-style="normal" style:font-style-asian="normal" style:font-style-complex="normal"/>
    </style:style>
    <style:style style:name="T57" style:family="text">
      <style:text-properties fo:font-style="normal" officeooo:rsid="002afa01" style:font-style-asian="normal" style:font-style-complex="normal"/>
    </style:style>
    <style:style style:name="T58" style:family="text">
      <style:text-properties officeooo:rsid="002c7d1c"/>
    </style:style>
    <style:style style:name="T59" style:family="text">
      <style:text-properties officeooo:rsid="002d9bc3"/>
    </style:style>
    <style:style style:name="T60" style:family="text">
      <style:text-properties officeooo:rsid="0036d182"/>
    </style:style>
    <style:style style:name="T61" style:family="text">
      <style:text-properties officeooo:rsid="0037dad5"/>
    </style:style>
    <style:style style:name="T62" style:family="text">
      <style:text-properties officeooo:rsid="0039d2d2"/>
    </style:style>
    <style:style style:name="T63" style:family="text">
      <style:text-properties officeooo:rsid="003bd1e9"/>
    </style:style>
    <style:style style:name="T64" style:family="text">
      <style:text-properties style:font-name="Symbol" fo:font-style="italic" officeooo:rsid="003fa334" style:font-name-asian="Calibri1" style:font-style-asian="italic" style:font-style-complex="italic"/>
    </style:style>
    <style:style style:name="T65" style:family="text">
      <style:text-properties officeooo:rsid="004b01e8"/>
    </style:style>
    <style:style style:name="T66" style:family="text">
      <style:text-properties officeooo:rsid="004b19e7"/>
    </style:style>
    <style:style style:name="T67" style:family="text">
      <style:text-properties officeooo:rsid="004d5331"/>
    </style:style>
    <style:style style:name="T68" style:family="text">
      <style:text-properties officeooo:rsid="004ea0fe"/>
    </style:style>
    <style:style style:name="T69" style:family="text">
      <style:text-properties officeooo:rsid="0050704e"/>
    </style:style>
    <style:style style:name="T70" style:family="text">
      <style:text-properties officeooo:rsid="00517c26"/>
    </style:style>
    <style:style style:name="T71" style:family="text">
      <style:text-properties officeooo:rsid="0053d3c9"/>
    </style:style>
    <style:style style:name="T72" style:family="text">
      <style:text-properties officeooo:rsid="0057582c"/>
    </style:style>
    <style:style style:name="T73" style:family="text">
      <style:text-properties officeooo:rsid="0058d585"/>
    </style:style>
    <style:style style:name="T74" style:family="text">
      <style:text-properties officeooo:rsid="005b564b"/>
    </style:style>
    <style:style style:name="T75" style:family="text">
      <style:text-properties officeooo:rsid="007545ce"/>
    </style:style>
    <style:style style:name="T76" style:family="text">
      <style:text-properties officeooo:rsid="0078f806"/>
    </style:style>
    <style:style style:name="T77" style:family="text">
      <style:text-properties officeooo:rsid="007a4938"/>
    </style:style>
    <style:style style:name="T78" style:family="text">
      <style:text-properties officeooo:rsid="007ae62e"/>
    </style:style>
    <style:style style:name="T79" style:family="text">
      <style:text-properties officeooo:rsid="007d7494"/>
    </style:style>
    <style:style style:name="T80" style:family="text">
      <style:text-properties officeooo:rsid="007db1c9"/>
    </style:style>
    <style:style style:name="T81" style:family="text">
      <style:text-properties officeooo:rsid="007e685c"/>
    </style:style>
    <style:style style:name="T82" style:family="text">
      <style:text-properties officeooo:rsid="00802979"/>
    </style:style>
    <style:style style:name="T83" style:family="text">
      <style:text-properties officeooo:rsid="00831908"/>
    </style:style>
    <style:style style:name="T84" style:family="text">
      <style:text-properties officeooo:rsid="00743a45"/>
    </style:style>
    <style:style style:name="T85" style:family="text">
      <style:text-properties officeooo:rsid="00854f9b"/>
    </style:style>
    <style:style style:name="T86" style:family="text">
      <style:text-properties officeooo:rsid="0086aa9a"/>
    </style:style>
    <style:style style:name="T87" style:family="text">
      <style:text-properties officeooo:rsid="0087c785"/>
    </style:style>
    <style:style style:name="T88" style:family="text">
      <style:text-properties officeooo:rsid="008ad8d1"/>
    </style:style>
    <style:style style:name="T89" style:family="text">
      <style:text-properties officeooo:rsid="008ba5f4"/>
    </style:style>
    <style:style style:name="T90" style:family="text">
      <style:text-properties officeooo:rsid="008d1186"/>
    </style:style>
    <style:style style:name="T91" style:family="text">
      <style:text-properties officeooo:rsid="008f0c6f"/>
    </style:style>
    <style:style style:name="T92"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fo:column-gap="0.3335in">
          <style:column style:rel-width="32767*" fo:start-indent="0in" fo:end-indent="0.1665in"/>
          <style:column style:rel-width="32768*" fo:start-indent="0.166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7">LAPORAN TUGAS BESAR MATA KULIAH STRUKTUR DATA DAN ALGORITMA LANJUT</text:p>
        <text:p text:style-name="Authors"><text:bookmark-start text:name="AU1"/><text:span text:style-name="Surname"><text:span text:style-name="T11">R</text:span></text:span><text:bookmark-end text:name="AU1"/><text:span text:style-name="Surname"><text:span text:style-name="T11">IZQY FARHAN THORIQ</text:span></text:span>, <text:span text:style-name="OrgName"><text:span text:style-name="T12">Universitas Widyatama</text:span></text:span><text:bookmark-start text:name="AU2"/><text:line-break/><text:bookmark-end text:name="AU2"/><text:span text:style-name="FirstName"><text:span text:style-name="T11">MOCHAMMAD ADAMRASYAD IQBAL</text:span></text:span>, <text:span text:style-name="T43">U</text:span><text:span text:style-name="OrgDiv"><text:span text:style-name="T12">niversitas Widyatama</text:span></text:span><text:bookmark-start text:name="AU3"/><text:line-break/><text:bookmark-end text:name="AU3"/></text:p>
      </text:section>
      <text:section text:style-name="Sect2" text:name="Section1">
        <text:p text:style-name="P14"><text:span text:style-name="T45">Senarai Berantai</text:span><text:span text:style-name="T44"> merupakan sebuah konsep dalam struktur data yang digunakan untuk menangani pengorganisasian data</text:span><text:span text:style-name="T19">.</text:span><text:span text:style-name="T20">Dimana ketika sebuah data bertambah banyak maka diperlukan sebuah sistem yang </text:span><text:span text:style-name="T21">di desain untuk </text:span><text:span text:style-name="T20">dapat <text:s/></text:span><text:span text:style-name="T22">mengatur dan menyimpan data secara efisien.</text:span><text:span text:style-name="T23">Dengan mengimplementasikan struktur data yang tepat </text:span><text:span text:style-name="T24">permasalahan komputasi dapat terselesaikan dengan baik. </text:span></text:p>
        <text:p text:style-name="P13"><text:span text:style-name="T25">CCS Concepts: • </text:span><text:span text:style-name="T26">Data Structures and Algorithms</text:span><text:span text:style-name="T25"> → </text:span><text:span text:style-name="T27">Linked List → </text:span><text:span text:style-name="T28">Non Linier Linked List</text:span></text:p>
        <text:p text:style-name="P20">KEYWORDS</text:p>
        <text:p text:style-name="P18">Struktur Data, Senarai Berantai</text:p>
        <text:p text:style-name="P28">ACM Reference format:</text:p>
        <text:p text:style-name="P15">1<text:span text:style-name="T40"> </text:span>INTRODUCTION</text:p>
        <text:p text:style-name="P6"><text:span text:style-name="T46">Struktur data merupakan </text:span><text:span text:style-name="T47">sebuah konsep penting yang digunakan </text:span><text:span text:style-name="T49">pada</text:span><text:span text:style-name="T47"> bidang informatika.</text:span><text:span text:style-name="T48">Struktur data <text:s/>berfungsi sebagai dasar dari </text:span><text:span text:style-name="T58">program-program</text:span><text:span text:style-name="T48"> yang bermunculan saat ini.</text:span><text:span text:style-name="T49"> tersebut dibuat untuk dapat mengatasi masalah-masalah yang timbul diakibatkan oleh </text:span><text:span text:style-name="T50">perkembangan zaman yang semakin maju.</text:span><text:span text:style-name="T51">Dengan tuntutan tersebut struktur data harus disesuaikan dengan kebutuhan yang </text:span><text:span text:style-name="T52">agar dapat tercipta algoritma yang efisien </text:span><text:span text:style-name="T53">dan efektif</text:span><text:span text:style-name="T52">.</text:span><text:span text:style-name="T60">Seorang pembuat program harus paham akan apa yang dibutuhkan oleh program yang dibuatnya.</text:span><text:span text:style-name="T61">Dalam pembuatan sebuah program dibutuhkan analisa terlebih dahulu terhadap algoritma yang nanti akan digunakan dalam pembuatan program.</text:span><text:span text:style-name="T62">Analisa </text:span><text:span text:style-name="T65">algoritma</text:span><text:span text:style-name="T62"> bisa dilakukan dengan menggunakan </text:span><text:span text:style-name="T63">3 notasi yang berbeda dengan masing-masing notasi memiliki fungsi-fungsi tersendiri</text:span><text:span text:style-name="T13">.</text:span><text:span text:style-name="T14">Dalam struktur data senarai berantai digunakan sebagai tempat menampung data.Bentuk dari senarai berantai juga bermacam-macam </text:span><text:span text:style-name="T15">seperti</text:span><text:span text:style-name="T16"> singly linked list</text:span><text:span text:style-name="T17">,</text:span><text:span text:style-name="T16"> doubly linked list, multilevel linked list</text:span><text:span text:style-name="T17">.</text:span><text:span text:style-name="T18">Ketiganya memiliki struktur yang unik dan</text:span><text:span text:style-name="T17"> diterapkan <text:s/>pada kondisi yang berbeda-berbeda.</text:span><text:span text:style-name="T64"> </text:span></text:p>
        <text:p text:style-name="Head1">2<text:span text:style-name="T40"> </text:span><text:span text:style-name="T54">Deskripsi Masalah</text:span></text:p>
        <text:p text:style-name="Head2">2.1<text:span text:style-name="T40"> </text:span><text:span text:style-name="T55">Rumusan Masalah</text:span></text:p>
        <text:p text:style-name="P7">Berdasarkan <text:span text:style-name="T30">introduction </text:span><text:span text:style-name="T56">yang sudah dituliskan terdapat beberapa masalah sebagai berikut:</text:span></text:p>
        <text:p text:style-name="P7"><text:span text:style-name="T56">1. </text:span><text:span text:style-name="T57">Bagaimana membuat program pemrosesan data warga?</text:span></text:p>
        <text:p text:style-name="P9"><text:span text:style-name="T57">2. </text:span><text:span text:style-name="T56">Bagaimana mengaplikasikan linked list pada program pemrosesan data warga?</text:span></text:p>
        <text:p text:style-name="Head2">2.2<text:span text:style-name="T40"> </text:span><text:span text:style-name="T59">Tujuan Penulisan</text:span></text:p>
        <text:p text:style-name="P8"><text:span text:style-name="T5">1. </text:span><text:span text:style-name="T6">Mengetahui cara membuat program pemrosesan data warga</text:span></text:p>
        <text:p text:style-name="P10"><text:span text:style-name="T5">2. Dapat mengaplikasikan linked list pada program pemrosesan data warg</text:span><text:span text:style-name="T7">a</text:span></text:p>
        <text:p text:style-name="P4"><text:span text:style-name="T7">3</text:span><text:span text:style-name="T8"> </text:span><text:span text:style-name="T9">BASIC </text:span><text:span text:style-name="T8">THEORY</text:span></text:p>
        <text:p text:style-name="P11"><text:s text:c="3"/><text:span text:style-name="T65">Senarai berantai merupakan struktur data </text:span><text:span text:style-name="T66">yang dapat menyimpan datanya dimana saja yang biasa dinamakan </text:span><text:span text:style-name="T31">Non-Contiguous</text:span><text:span text:style-name="T66">.Konsep ini berbeda dengan yang dimiliki oleh array dimana setiap data akan disimpan secara berdampingan di alamat memori atau disebut </text:span><text:span text:style-name="T31">Contiguous</text:span><text:span text:style-name="T66">.</text:span><text:span text:style-name="T67">Elemen pada </text:span><text:span text:style-name="T68">senarai berantai disebut </text:span><text:span text:style-name="T69">simpul</text:span><text:span text:style-name="T68">.</text:span><text:span text:style-name="T69">Dalam konsep senarai berantai setiap </text:span><text:span text:style-name="T70">simpul</text:span><text:span text:style-name="T69"> terdapat </text:span><text:span text:style-name="T71">pointer yang digunakan untuk menghubungkan satu simpul ke simpul lainnya.</text:span><text:span text:style-name="T69"> </text:span></text:p>
        <text:p text:style-name="P22"><text:s text:c="3"/><text:span text:style-name="T72">Dalam bentuk yang </text:span><text:span text:style-name="T73">paling </text:span><text:span text:style-name="T72">sederhana</text:span><text:span text:style-name="T32"> </text:span><text:span text:style-name="T89">yaitu </text:span><text:span text:style-name="T33">singly linked list</text:span><text:span text:style-name="T73"> </text:span><text:span text:style-name="T90">yang dimana </text:span><text:span text:style-name="T74">memiliki simpul yang terdiri dari data dan pointer.</text:span><text:span text:style-name="T85">Pada bentuk </text:span><text:span text:style-name="T37">non linier linked list </text:span><text:span text:style-name="T86">simpul terdiri dari </text:span><text:span text:style-name="T91">data, pointer next, dan pointer nextAnak untuk </text:span><text:span text:style-name="T86">.</text:span><text:span text:style-name="T84">Operasi yang dapat dilakukan dengan</text:span><text:span text:style-name="T36"> </text:span><text:span text:style-name="T34">non linier</text:span><text:span text:style-name="T36"> linked list </text:span><text:span text:style-name="T84">yang pertama dapat me</text:span><text:span text:style-name="T83">masukkan data </text:span><text:span text:style-name="T84"><text:s/>baik </text:span><text:span text:style-name="T83">pada </text:span><text:span text:style-name="T35">list parent </text:span><text:span text:style-name="T83">maupun pada </text:span><text:span text:style-name="T35">list child</text:span><text:span text:style-name="T84">.Setiap operasi penyisipan memiliki algoritma yang berbeda-beda tergantung dari posisi data dimasukan.</text:span><text:span text:style-name="T75">Selain penyisipan terdapat beberapa operasi lain yang dapat dilakukan pada senarai berantai.</text:span></text:p>
        <text:p text:style-name="P22"><text:soft-page-break/><text:span text:style-name="T76"><text:tab/>Seperti </text:span><text:span text:style-name="T77">pencarian dan penghapusan.</text:span><text:span text:style-name="T78">Pencarian dilakukan </text:span><text:span text:style-name="T79">secara </text:span><text:span text:style-name="T87">non </text:span><text:span text:style-name="T79">linier dengan melakukan pengecekan pada setiap simpul apakah terdapat data yang dicari.Jika pada simpul yang dicari terdapat data yang diinginkan </text:span><text:span text:style-name="T80">maka pencarian akan berhenti dilakukan dan data akan diberikan.Hal yang sama juga berlaku <text:s/></text:span><text:span text:style-name="T81">jika pencarian </text:span><text:span text:style-name="T82">tidak menemukan data yang diinginkan.</text:span><text:span text:style-name="T88">Penghapusan dilakukan dengan cara mencari data </text:span><text:span text:style-name="T38">key </text:span><text:span text:style-name="T88">yang mewakili sebuah simpul untuk dilakukan penghapusan data. </text:span></text:p>
        <text:p text:style-name="P4"><text:span text:style-name="T8">4 </text:span><text:span text:style-name="T7">RESULTS AND DISCUSSION</text:span></text:p>
        <text:p text:style-name="P27"><text:span text:style-name="T4">2.2.2 Magnetization. </text:span>To complement the above analysis of the magnetization</text:p>
        <text:p text:style-name="P26">contoh input sampai diperoleh outputs</text:p>
        <text:p text:style-name="P25">screenshoot</text:p>
        <text:p text:style-name="Head1"><text:span text:style-name="T41">5</text:span><text:span text:style-name="T40"> </text:span>CONCLUSIONS</text:p>
        <text:p text:style-name="P5">In summary, </text:p>
        <text:p text:style-name="P23">Tabel 1<text:span text:style-name="T92">, Detail Pekerjaan Anggota Kelompok</text:span></text:p>
        <table:table table:name="Table1" table:style-name="Table1">
          <table:table-column table:style-name="Table1.A"/>
          <table:table-column table:style-name="Table1.B"/>
          <table:table-column table:style-name="Table1.A"/>
          <table:table-column table:style-name="Table1.D"/>
          <table:table-row table:style-name="TableLine94838835932000">
            <table:table-cell table:style-name="Table1.A1" office:value-type="string">
              <text:p text:style-name="P30">NIM</text:p>
            </table:table-cell>
            <table:table-cell table:style-name="Table1.A1" office:value-type="string">
              <text:p text:style-name="P30">Nama</text:p>
            </table:table-cell>
            <table:table-cell table:style-name="Table1.A1" office:value-type="string">
              <text:p text:style-name="P30">Pekerjaan</text:p>
            </table:table-cell>
            <table:table-cell table:style-name="Table1.D1" office:value-type="string">
              <text:p text:style-name="P30">Selesai/tidak</text:p>
            </table:table-cell>
          </table:table-row>
          <table:table-row table:style-name="TableLine94838835932000">
            <table:table-cell table:style-name="Table1.A2" office:value-type="string">
              <text:p text:style-name="P30">0620101078</text:p>
            </table:table-cell>
            <table:table-cell table:style-name="Table1.A2" office:value-type="string">
              <text:p text:style-name="P30">Rizqy Farhan Thoriq</text:p>
            </table:table-cell>
            <table:table-cell table:style-name="Table1.A2" office:value-type="string">
              <text:p text:style-name="P30">Laporan</text:p>
            </table:table-cell>
            <table:table-cell table:style-name="Table1.D2" office:value-type="string">
              <text:p text:style-name="P31"/>
            </table:table-cell>
          </table:table-row>
          <table:table-row table:style-name="TableLine94838835932000">
            <table:table-cell table:style-name="Table1.A2" office:value-type="string">
              <text:p text:style-name="P30">06201010</text:p>
            </table:table-cell>
            <table:table-cell table:style-name="Table1.A2" office:value-type="string">
              <text:p text:style-name="P30">Mochammad Adamrasyad Iqbal</text:p>
            </table:table-cell>
            <table:table-cell table:style-name="Table1.A2" office:value-type="string">
              <text:p text:style-name="P30">Program</text:p>
            </table:table-cell>
            <table:table-cell table:style-name="Table1.D2" office:value-type="string">
              <text:p text:style-name="P31"/>
            </table:table-cell>
          </table:table-row>
        </table:table>
        <text:p text:style-name="AppendixH1"><text:span text:style-name="T25">A</text:span><text:span text:style-name="T40"> </text:span><text:span text:style-name="T25">HEADINGS IN APPENDICES</text:span></text:p>
        <text:p text:style-name="P5">The rules about hierarchical headings discussed above for the body of the article are di.erent in the appendices. In the appendix environment, the command section is used to indicate the start of each Appendix, with alphabetic order designation (i.e., the first is A, the second B, etc.) and a title (if you include one). So, if you need hierarchical structure within an Appendix, start with subsection as the highest level. Here is an outline of the body of this document in Appendix-appropriate form:</text:p>
        <text:p text:style-name="AppendixH2"><text:span text:style-name="T25">A.1</text:span><text:span text:style-name="T40"> </text:span><text:span text:style-name="T25">Introduction</text:span></text:p>
        <text:p text:style-name="AppendixH2"><text:span text:style-name="T25">A.2</text:span><text:span text:style-name="T40"> </text:span>Experimental and Computational Details</text:p>
        <text:p text:style-name="AppendixH3"><text:span text:style-name="T25">A.2.1</text:span><text:span text:style-name="T42"> </text:span><text:span text:style-name="T25">Sample Fabrication</text:span></text:p>
        <text:p text:style-name="AppendixH3"><text:span text:style-name="T25">A.2.2</text:span><text:span text:style-name="T42"> </text:span><text:span text:style-name="T25">Quasi-Static Measurements: MOKE and MFM</text:span></text:p>
        <text:p text:style-name="P16">Component Structures</text:p>
        <text:p text:style-name="Head4">Magnetization.</text:p>
        <text:p text:style-name="AppendixH3"><text:span text:style-name="T25">A.2.3</text:span><text:span text:style-name="T42"> </text:span><text:span text:style-name="T25">Dynamic Measurements: BLS</text:span></text:p>
        <text:p text:style-name="AppendixH3"><text:span text:style-name="T25">A.2.4</text:span><text:span text:style-name="T42"> </text:span><text:span text:style-name="T25">Ground-State Magnetization Determination and DMM Micromagnetic Simulations</text:span></text:p>
        <text:p text:style-name="P12">Determined.</text:p>
        <text:p text:style-name="Head4">Micromagnetic</text:p>
        <text:p text:style-name="AppendixH2">A.3<text:span text:style-name="T40"> </text:span>Results and Discussion</text:p>
        <text:p text:style-name="AppendixH3"><text:span text:style-name="T25">A.3.1</text:span><text:span text:style-name="T42"> </text:span><text:span text:style-name="T25">Magnetization Curves and MFM Characterization</text:span></text:p>
        <text:p text:style-name="AppendixH3"><text:span text:style-name="T25">A.3.2</text:span><text:span text:style-name="T42"> </text:span><text:span text:style-name="T25">Field Dependent BLS Measurements and DMM Calculations</text:span></text:p>
        <text:p text:style-name="AppendixH3"><text:span text:style-name="T25">A.3.3</text:span><text:span text:style-name="T42"> </text:span><text:span text:style-name="T25">Analysis of the Dynamic Coupling as a Function of the Gap Size</text:span></text:p>
        <text:p text:style-name="AppendixH2"><text:span text:style-name="T25">A.4</text:span><text:span text:style-name="T40"> </text:span><text:span text:style-name="T25">Conclusions</text:span></text:p>
        <text:p text:style-name="AppendixH2"><text:span text:style-name="T25">A.5</text:span><text:span text:style-name="T40"> </text:span><text:span text:style-name="T25">References</text:span></text:p>
        <text:p text:style-name="AckHead">ACKNOWLEDGMENTS</text:p>
        <text:p text:style-name="AckPara">This work was partially supported by the MIUR-PRIN 2010–11 Project 2010ECA8P3 “DyNanoMag” and by the National Research Foundation, Prime Minister's office, Singapore under its Competitive Research Programme (CRP Award No. NRF-CRP 10-2012-03).</text:p>
        <text:p text:style-name="ReferenceHead">REFERENCES</text:p>
        <text:p text:style-name="Bib_5f_entry"><text:bookmark-start text:name="RefPart"/><text:bookmark text:name="bib1"/>[1]<text:tab/><text:bookmark-start text:name="AU9"/><text:span text:style-name="FirstName">Patricia S.</text:span> <text:span text:style-name="Surname">Abril</text:span><text:bookmark-end text:name="AU9"/> and <text:bookmark-start text:name="AU10"/><text:span text:style-name="FirstName">Robert</text:span> <text:span text:style-name="Surname">Plant</text:span><text:bookmark-end text:name="AU10"/>. <text:span text:style-name="Year">2007</text:span>. <text:span text:style-name="ArticleTitle">The patent holder’s dilemma: Buy, sell, or troll</text:span>? <text:span text:style-name="JournalTitle"><text:span text:style-name="T29">Commun. ACM </text:span></text:span><text:span text:style-name="JournalTitle">50</text:span>, <text:span text:style-name="Volume">1</text:span> (Jan. <text:span text:style-name="Issue">2007</text:span>), <text:span text:style-name="Pages">36–44</text:span><text:span text:style-name="DOI">. DOI: http://dx.doi.org/10.1145/1188913.1188915</text:span></text:p>
        <text:p text:style-name="P3"/>
        <text:p text:style-name="P21"><text:bookmark-start text:name="Metadata_Bmk"/><text:bookmark text:name="ACMTemplateApplied_acmtog"/><text:bookmark-end text:name="RefPart"/>Journal Name:ACM TRANS. GRAPH.</text:p>
        <text:p text:style-name="P21">Volume:9</text:p>
        <text:p text:style-name="P21">Issue:4</text:p>
        <text:p text:style-name="P21">Year:2010</text:p>
        <text:p text:style-name="P21">Month:March</text:p>
        <text:p text:style-name="P21">Article Seq:39</text:p>
        <text:p text:style-name="P21">DOI:10.1145/1234</text:p>
        <text:p text:style-name="P21">Copyright Year:2017</text:p>
        <text:p text:style-name="P21">Copyright Statement:rightsretained</text:p>
        <text:p text:style-name="P21">ISSN:0730-0301</text:p>
        <text:p text:style-name="P21">Price:$15.00<text:bookmark-end text:name="Metadata_Bmk"/></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Lohit Devanagari" svg:font-family="'Lohit Devanagari'"/>
    <style:font-face style:name="Courier New1" svg:font-family="'Courier New'" style:font-family-generic="modern" style:font-pitch="fixed"/>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Linux Biolinum" svg:font-family="'Linux Biolinum'" style:font-family-generic="roman" style:font-pitch="variable"/>
    <style:font-face style:name="Linux Libertine" svg:font-family="'Linux Libertine'"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nux Biolinum1" svg:font-family="'Linux Biolinum'" style:font-family-generic="system" style:font-pitch="variable"/>
    <style:font-face style:name="Linux Libertine1" svg:font-family="'Linux Libertine'"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Calibri" fo:font-size="9pt" fo:language="it" fo:country="IT" style:letter-kerning="false" style:font-name-asian="PMingLiU" style:font-size-asian="10pt" style:language-asian="it" style:country-asian="IT" style:font-name-complex="Arial" style:font-size-complex="10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9pt" fo:language="it" fo:country="IT" style:letter-kerning="false" style:font-name-asian="PMingLiU" style:font-size-asian="10pt" style:language-asian="it" style:country-asian="IT" style:font-name-complex="Arial"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0%" fo:text-align="justify" style:justify-single-word="false" fo:orphans="2" fo:widows="2" style:writing-mode="lr-tb"/>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auto-update="true" style:default-outline-level="1" style:list-style-name="" style:class="text">
      <style:paragraph-properties fo:margin-top="0.3335in" fo:margin-bottom="0.139in" loext:contextual-spacing="false" fo:keep-together="always" fo:keep-with-next="always"/>
      <style:text-properties fo:color="#365f91" style:font-name="Cambria" fo:font-family="Cambria" style:font-family-generic="roman" style:font-pitch="variable" fo:font-size="14pt" fo:font-weight="bold" style:font-name-asian="PMingLiU" style:font-family-asian="PMingLiU"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139in" loext:contextual-spacing="false" fo:keep-together="always" fo:keep-with-next="always"/>
      <style:text-properties fo:color="#0070c0" style:font-name="Cambria" fo:font-family="Cambria" style:font-family-generic="roman" style:font-pitch="variable" fo:font-size="13pt" fo:font-weight="bold" style:font-name-asian="PMingLiU" style:font-family-asian="PMingLiU" style:font-family-generic-asian="system" style:font-pitch-asian="variable" style:font-size-asian="13pt" style:font-weight-asian="bold" style:font-name-complex="Arial"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139in" loext:contextual-spacing="false" fo:keep-together="always" fo:keep-with-next="always"/>
      <style:text-properties fo:color="#943634" style:font-name="Cambria" fo:font-family="Cambria" style:font-family-generic="roman" style:font-pitch="variable" fo:font-weight="bold" style:font-name-asian="PMingLiU" style:font-family-asian="PMingLiU" style:font-family-generic-asian="system" style:font-pitch-asian="variable" style:font-weight-asian="bold" style:font-name-complex="Arial" style:font-family-complex="Arial"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139in" loext:contextual-spacing="false" fo:keep-together="always" fo:keep-with-next="always"/>
      <style:text-properties fo:color="#943634" style:font-name="Cambria" fo:font-family="Cambria" style:font-family-generic="roman" style:font-pitch="variable" fo:font-style="italic" style:font-name-asian="PMingLiU" style:font-family-asian="PMingLiU" style:font-family-generic-asian="system" style:font-pitch-asian="variable" style:font-style-asian="italic" style:font-name-complex="Arial" style:font-family-complex="Arial"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139in" loext:contextual-spacing="false" fo:keep-together="always" fo:keep-with-next="always"/>
      <style:text-properties fo:color="#4f6228" style:font-name="Cambria" fo:font-family="Cambria" style:font-family-generic="roman" style:font-pitch="variable" fo:font-size="10pt" fo:font-weight="bold" style:font-name-asian="PMingLiU" style:font-family-asian="PMingLiU" style:font-family-generic-asian="system" style:font-pitch-asian="variable" style:font-size-asian="10pt" style:font-weight-asian="bold" style:font-name-complex="Arial" style:font-family-complex="Arial"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in" fo:margin-bottom="0.1665in" loext:contextual-spacing="false" fo:keep-with-next="always"/>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complex="ar" style:country-complex="DZ" style:font-weight-complex="bold"/>
    </style:style>
    <style:style style:name="Heading_20_7" style:display-name="Heading 7" style:family="paragraph" style:parent-style-name="Standard" style:next-style-name="Standard" style:default-outline-level="7" style:class="text">
      <style:paragraph-properties fo:margin-top="0in" fo:margin-bottom="0.1665in" loext:contextual-spacing="false" fo:keep-with-next="always"/>
      <style:text-properties style:font-name="Times New Roman" fo:font-family="'Times New Roman'" style:font-family-generic="roman" style:font-pitch="variable" fo:font-size="12pt" fo:language="en" fo:country="GB" fo:font-weight="bold" style:font-name-asian="Times New Roman1" style:font-family-asian="'Times New Roman'" style:font-family-generic-asian="system" style:font-pitch-asian="variable" style:font-size-asian="12pt" style:font-weight-asian="bold" style:font-size-complex="12pt" style:language-complex="ar" style:country-complex="DZ"/>
    </style:style>
    <style:style style:name="Heading_20_8" style:display-name="Heading 8" style:family="paragraph" style:parent-style-name="Standard" style:next-style-name="Standard" style:default-outline-level="8" style:class="text">
      <style:paragraph-properties fo:margin-top="0in" fo:margin-bottom="0.1665in" loext:contextual-spacing="false" fo:keep-with-next="always"/>
      <style:text-properties style:font-name="Times New Roman" fo:font-family="'Times New Roman'" style:font-family-generic="roman" style:font-pitch="variable" fo:font-size="12pt" fo:language="en" fo:country="GB" fo:font-style="italic" fo:font-weight="bold" style:font-name-asian="Times New Roman1" style:font-family-asian="'Times New Roman'" style:font-family-generic-asian="system" style:font-pitch-asian="variable" style:font-size-asian="12pt" style:font-style-asian="italic" style:font-weight-asian="bold" style:font-size-complex="12pt" style:language-complex="ar" style:country-complex="DZ" style:font-style-complex="italic"/>
    </style:style>
    <style:style style:name="Heading_20_9" style:display-name="Heading 9" style:family="paragraph" style:parent-style-name="Standard" style:next-style-name="Standard" style:default-outline-level="9" style:class="text">
      <style:paragraph-properties fo:margin-top="0in" fo:margin-bottom="0.1665in" loext:contextual-spacing="false" fo:keep-with-next="always"/>
      <style:text-properties style:font-name="Times New Roman" fo:font-family="'Times New Roman'" style:font-family-generic="roman" style:font-pitch="variable" fo:font-size="12pt" fo:language="en" fo:country="GB" fo:font-style="italic" style:font-name-asian="Times New Roman1" style:font-family-asian="'Times New Roman'" style:font-family-generic-asian="system" style:font-pitch-asian="variable" style:font-size-asian="12pt" style:font-style-asian="italic" style:font-name-complex="Arial" style:font-family-complex="Arial" style:font-family-generic-complex="system" style:font-pitch-complex="variable" style:language-complex="ar" style:country-complex="DZ"/>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Endnote" style:family="paragraph" style:parent-style-name="Standard" style:default-outline-level="" style:class="extra">
      <style:text-properties fo:font-size="10pt" style:font-size-asian="10pt" style:font-size-complex="10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asian="Times New Roman1" style:font-family-asian="'Times New Roman'" style:font-family-generic-asian="system" style:font-pitch-asian="variable"/>
    </style:style>
    <style:style style:name="Sfondo_20_a_20_colori_20_-_20_Colore_20_11" style:display-name="Sfondo a colori - Colore 11" style:family="paragraph" style:default-outline-level="">
      <style:paragraph-properties fo:margin-top="0in" fo:margin-bottom="0.139in" loext:contextual-spacing="false" fo:text-align="start" style:justify-single-word="false" fo:orphans="2" fo:widows="2"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ist_20_Paragraph" style:display-name="List Paragraph" style:family="paragraph" style:auto-update="true" style:default-outline-level="">
      <style:paragraph-properties fo:margin-top="0.0835in" fo:margin-bottom="0.0835in" loext:contextual-spacing="true" fo:text-align="justify" style:justify-single-word="false" fo:orphans="2" fo:widows="2" style:writing-mode="lr-tb"/>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Linux Libertine1" style:font-family-complex="'Linux Libertine'" style:font-family-generic-complex="system" style:font-pitch-complex="variable" style:font-size-complex="11pt"/>
    </style:style>
    <style:style style:name="Abstract" style:family="paragraph" style:default-outline-level="">
      <style:paragraph-properties fo:margin-top="0.0138in" fo:margin-bottom="0.0835in" loext:contextual-spacing="false" fo:text-align="justify" style:justify-single-word="false" fo:orphans="2" fo:widows="2" style:writing-mode="lr-tb"/>
      <style:text-properties style:font-name="Linux Libertine" fo:font-family="'Linux Libertine'"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Arial" style:font-family-complex="Arial" style:font-family-generic-complex="system" style:font-pitch-complex="variable" style:font-size-complex="11pt"/>
    </style:style>
    <style:style style:name="Affiliation" style:family="paragraph" style:auto-update="true" style:default-outline-level="">
      <style:paragraph-properties fo:margin-top="0in" fo:margin-bottom="0.139in" loext:contextual-spacing="false" fo:text-align="center" style:justify-single-word="false" fo:orphans="2" fo:widows="2" style:writing-mode="lr-tb"/>
      <style:text-properties style:font-name="Linux Libertine" fo:font-family="'Linux Libertine'" style:font-family-generic="roman" style:font-pitch="variable" fo:font-size="9pt" fo:language="en" fo:country="US"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style>
    <style:style style:name="Appendix" style:family="paragraph" style:default-outline-level="">
      <style:paragraph-properties fo:margin-top="0.3335in" fo:margin-bottom="0.139in" loext:contextual-spacing="false" fo:line-height="115%" fo:text-align="start" style:justify-single-word="false" fo:orphans="2" fo:widows="2" style:writing-mode="lr-tb"/>
      <style:text-properties fo:color="#1f497d" style:font-name="Cambria" fo:font-family="Cambria" style:font-family-generic="roman" style:font-pitch="variable" fo:font-size="14pt" fo:language="en" fo:country="US" style:font-name-asian="Calibri1" style:font-family-asian="Calibri" style:font-family-generic-asian="system" style:font-pitch-asian="variable" style:font-size-asian="14pt" style:language-asian="en" style:country-asian="US" style:font-name-complex="Arial" style:font-family-complex="Arial" style:font-family-generic-complex="system" style:font-pitch-complex="variable" style:font-size-complex="11pt"/>
    </style:style>
    <style:style style:name="Head1" style:family="paragraph" style:auto-update="true" style:default-outline-level="">
      <style:paragraph-properties fo:margin-left="0.1945in" fo:margin-right="0in" fo:margin-top="0.1528in" fo:margin-bottom="0.0555in" loext:contextual-spacing="false" fo:text-align="start" style:justify-single-word="false" fo:orphans="2" fo:widows="2" fo:text-indent="-0.1945in" style:auto-text-indent="false" style:writing-mode="lr-tb"/>
      <style:text-properties style:font-name="Linux Biolinum" fo:font-family="'Linux Biolinum'"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2" style:family="paragraph" style:auto-update="true" style:default-outline-level="">
      <style:paragraph-properties fo:margin-left="0.278in" fo:margin-right="0in" fo:margin-top="0.1252in" fo:margin-bottom="0.0555in" loext:contextual-spacing="false" fo:text-align="start" style:justify-single-word="false" fo:orphans="2" fo:widows="2" fo:text-indent="-0.278in" style:auto-text-indent="false" style:writing-mode="lr-tb"/>
      <style:text-properties style:font-name="Linux Biolinum" fo:font-family="'Linux Biolinum'"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3" style:family="paragraph" style:auto-update="true" style:default-outline-level="">
      <style:paragraph-properties fo:margin-left="0.3472in" fo:margin-right="0in" fo:margin-top="0.0835in" fo:margin-bottom="0.028in" loext:contextual-spacing="false" fo:text-align="start" style:justify-single-word="false" fo:orphans="2" fo:widows="2" fo:text-indent="-0.3472in" style:auto-text-indent="false" style:writing-mode="lr-tb"/>
      <style:text-properties style:font-name="Linux Biolinum" fo:font-family="'Linux Biolinum'" style:font-family-generic="roman" style:font-pitch="variable" fo:font-size="9pt" fo:language="en" fo:country="US" fo:font-weight="bold" style:font-name-asian="Times New Roman1" style:font-family-asian="'Times New Roma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style>
    <style:style style:name="Head4" style:family="paragraph" style:auto-update="true" style:default-outline-level="">
      <style:paragraph-properties fo:margin-left="0in" fo:margin-right="0in" fo:margin-top="0.0417in" fo:margin-bottom="0.0972in" loext:contextual-spacing="false" fo:text-align="start" style:justify-single-word="false" fo:orphans="2" fo:widows="2" fo:text-indent="0.1665in" style:auto-text-indent="false" style:writing-mode="lr-tb"/>
      <style:text-properties style:font-name="Linux Biolinum" fo:font-family="'Linux Biolinum'"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style>
    <style:style style:name="Head5" style:family="paragraph" style:auto-update="true" style:default-outline-level="">
      <style:paragraph-properties fo:margin-top="0.0835in" fo:margin-bottom="0.0835in" loext:contextual-spacing="false" fo:text-align="start" style:justify-single-word="false" fo:orphans="2" fo:widows="2" style:writing-mode="lr-tb"/>
      <style:text-properties style:font-name="Linux Biolinum" fo:font-family="'Linux Biolinum'"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History" style:family="paragraph" style:parent-style-name="Standard" style:auto-update="true" style:default-outline-level="">
      <style:paragraph-properties fo:margin-top="0.0835in" fo:margin-bottom="0.139in" loext:contextual-spacing="false"/>
      <style:text-properties fo:font-size="8pt" style:font-size-asian="8pt" style:font-name-complex="Linux Libertine1" style:font-family-complex="'Linux Libertine'" style:font-family-generic-complex="system" style:font-pitch-complex="variable"/>
    </style:style>
    <style:style style:name="Title_5f_document" style:display-name="Title_document" style:family="paragraph" style:auto-update="true" style:default-outline-level="">
      <style:paragraph-properties fo:margin-top="0in" fo:margin-bottom="0.2083in" loext:contextual-spacing="false" fo:text-align="start" style:justify-single-word="false" fo:orphans="2" fo:widows="2" style:writing-mode="lr-tb"/>
      <style:text-properties style:font-name="Linux Biolinum" fo:font-family="'Linux Biolinum'" style:font-family-generic="roman" style:font-pitch="variable" fo:font-size="17.5pt" fo:language="en" fo:country="US" style:font-name-asian="Times New Roman1" style:font-family-asian="'Times New Roman'" style:font-family-generic-asian="system" style:font-pitch-asian="variable" style:font-size-asian="17.5pt" style:language-asian="en" style:country-asian="US" style:font-name-complex="Times New Roman1" style:font-family-complex="'Times New Roman'" style:font-family-generic-complex="system" style:font-pitch-complex="variable"/>
    </style:style>
    <style:style style:name="programCode_5f_display" style:display-name="programCode_display" style:family="paragraph" style:parent-style-name="Standard" style:default-outline-level="">
      <style:text-properties style:font-name="Courier New" fo:font-family="'Courier New'" style:font-family-generic="roman" style:font-pitch="variable" fo:font-size="10pt" style:font-name-asian="Arial Unicode MS1" style:font-family-asian="'Arial Unicode MS'"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Quote" style:family="paragraph" style:parent-style-name="Standard" style:next-style-name="Standard" style:default-outline-level="">
      <style:paragraph-properties fo:margin-left="0.5in" fo:margin-right="0in" fo:text-indent="0in" style:auto-text-indent="false"/>
      <style:text-properties fo:color="#000000" style:font-style-complex="italic"/>
    </style:style>
    <style:style style:name="Recto_5f__28_RRH_29_" style:display-name="Recto_(RRH)" style:family="paragraph" style:auto-update="true" style:default-outline-level="">
      <style:paragraph-properties fo:margin-top="0in" fo:margin-bottom="0.139in" loext:contextual-spacing="false" fo:text-align="end" style:justify-single-word="false" fo:orphans="2" fo:widows="2" style:writing-mode="lr-tb"/>
      <style:text-properties style:font-name="Linux Libertine" fo:font-family="'Linux Libertine'" style:font-family-generic="roman" style:font-pitch="variable" fo:font-size="9pt" fo:language="en" fo:country="US"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style>
    <style:style style:name="Verso_5f__28_LRH_29_" style:display-name="Verso_(LRH)" style:family="paragraph" style:auto-update="true" style:default-outline-level="">
      <style:paragraph-properties fo:margin-top="0in" fo:margin-bottom="0.139in" loext:contextual-spacing="false" fo:text-align="start" style:justify-single-word="false" fo:orphans="2" fo:widows="2" style:writing-mode="lr-tb"/>
      <style:text-properties style:font-name="Linux Libertine" fo:font-family="'Linux Libertine'" style:font-family-generic="roman" style:font-pitch="variable" fo:font-size="7pt" fo:language="en" fo:country="US" style:font-name-asian="Times New Roman1" style:font-family-asian="'Times New Roman'" style:font-family-generic-asian="system" style:font-pitch-asian="variable" style:font-size-asian="7pt" style:language-asian="en" style:country-asian="US" style:font-name-complex="Times New Roman1" style:font-family-complex="'Times New Roman'" style:font-family-generic-complex="system" style:font-pitch-complex="variable"/>
    </style:style>
    <style:style style:name="AbsHead" style:family="paragraph" style:auto-update="true" style:default-outline-level="">
      <style:paragraph-properties fo:margin-top="0.0835in" fo:margin-bottom="0.0555in" loext:contextual-spacing="false" fo:text-align="start" style:justify-single-word="false" fo:orphans="2" fo:widows="2" style:writing-mode="lr-tb"/>
      <style:text-properties style:font-name="Linux Biolinum" fo:font-family="'Linux Biolinum'" style:font-family-generic="roman" style:font-pitch="variable" fo:font-size="8pt" fo:language="fr" fo:country="FR" fo:font-weight="bold" style:font-name-asian="Calibri1" style:font-family-asian="Calibri" style:font-family-generic-asian="system" style:font-pitch-asian="variable" style:font-size-asian="8pt" style:language-asian="en" style:country-asian="US" style:font-weight-asian="bold" style:font-name-complex="Arial" style:font-family-complex="Arial" style:font-family-generic-complex="system" style:font-pitch-complex="variable" style:font-size-complex="11pt"/>
    </style:style>
    <style:style style:name="AckHead" style:family="paragraph" style:auto-update="true" style:default-outline-level="">
      <style:paragraph-properties fo:margin-top="0.2083in" fo:margin-bottom="0.028in" loext:contextual-spacing="false" fo:text-align="start" style:justify-single-word="false" fo:orphans="2" fo:widows="2" style:writing-mode="lr-tb"/>
      <style:text-properties style:font-name="Linux Biolinum" fo:font-family="'Linux Biolinum'" style:font-family-generic="roman" style:font-pitch="variable" fo:language="en" fo:country="US" style:font-name-asian="Calibri1" style:font-family-asian="Calibri" style:font-family-generic-asian="system" style:font-pitch-asian="variable" style:language-asian="en" style:country-asian="US" style:font-name-complex="Linux Biolinum1" style:font-family-complex="'Linux Biolinum'" style:font-family-generic-complex="system" style:font-pitch-complex="variable" style:font-size-complex="11pt"/>
    </style:style>
    <style:style style:name="AckPara" style:family="paragraph" style:auto-update="true" style:default-outline-level="">
      <style:paragraph-properties fo:margin-top="0in" fo:margin-bottom="0.139in" loext:contextual-spacing="false" fo:line-height="110%" fo:text-align="justify" style:justify-single-word="false" fo:orphans="2" fo:widows="2" style:writing-mode="lr-tb"/>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AppendixH1" style:family="paragraph" style:default-outline-level="">
      <style:paragraph-properties fo:margin-top="0.2083in" fo:margin-bottom="0.028in" loext:contextual-spacing="false" fo:text-align="start" style:justify-single-word="false" fo:orphans="2" fo:widows="2" style:writing-mode="lr-tb"/>
      <style:text-properties style:font-name="Linux Biolinum" fo:font-family="'Linux Biolinum'" style:font-family-generic="roman" style:font-pitch="variable" fo:language="en" fo:country="US" style:font-name-asian="Times New Roman1" style:font-family-asian="'Times New Roman'" style:font-family-generic-asian="system" style:font-pitch-asian="variable" style:language-asian="en" style:country-asian="US" style:font-name-complex="Linux Biolinum1" style:font-family-complex="'Linux Biolinum'" style:font-family-generic-complex="system" style:font-pitch-complex="variable"/>
    </style:style>
    <style:style style:name="AppendixH2" style:family="paragraph" style:default-outline-level="">
      <style:paragraph-properties fo:margin-top="0.0417in" fo:margin-bottom="0.028in" loext:contextual-spacing="false" fo:text-align="start" style:justify-single-word="false" fo:orphans="2" fo:widows="2" style:writing-mode="lr-tb"/>
      <style:text-properties style:font-name="Linux Biolinum" fo:font-family="'Linux Biolinum'"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Courier New2" style:font-family-complex="'Courier New'" style:font-family-generic-complex="system" style:font-pitch-complex="variable" style:font-size-complex="12pt"/>
    </style:style>
    <style:style style:name="AppendixH3" style:family="paragraph" style:default-outline-level="">
      <style:paragraph-properties fo:margin-left="0.1665in" fo:margin-right="0in" fo:margin-top="0.0417in" fo:margin-bottom="0.0972in" loext:contextual-spacing="false" fo:text-align="start" style:justify-single-word="false" fo:orphans="2" fo:widows="2" fo:text-indent="0in" style:auto-text-indent="false" style:writing-mode="lr-tb"/>
      <style:text-properties style:font-name="Linux Biolinum" fo:font-family="'Linux Biolinum'" style:font-family-generic="roman" style:font-pitch="variable" fo:font-size="9pt" fo:language="en" fo:country="US" fo:font-style="italic" style:font-name-asian="Calibri1" style:font-family-asian="Calibri" style:font-family-generic-asian="system" style:font-pitch-asian="variable" style:font-size-asian="9pt" style:language-asian="en" style:country-asian="US" style:font-style-asian="italic" style:font-name-complex="Courier New2" style:font-family-complex="'Courier New'" style:font-family-generic-complex="system" style:font-pitch-complex="variable" style:font-size-complex="12pt"/>
    </style:style>
    <style:style style:name="AuthNotes" style:family="paragraph" style:default-outline-level="">
      <style:paragraph-properties fo:margin-top="0in" fo:margin-bottom="0.139in" loext:contextual-spacing="false" fo:line-height="115%" fo:text-align="start" style:justify-single-word="false" fo:orphans="2" fo:widows="2" style:writing-mode="lr-tb"/>
      <style:text-properties fo:color="#4f6228"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Authors" style:family="paragraph" style:auto-update="true" style:default-outline-level="">
      <style:paragraph-properties fo:margin-top="0.1252in" fo:margin-bottom="0.0835in" loext:contextual-spacing="false" fo:text-align="start" style:justify-single-word="false" fo:orphans="2" fo:widows="2" style:writing-mode="lr-tb"/>
      <style:text-properties style:font-name="Linux Biolinum" fo:font-family="'Linux Biolinum'"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Linux Biolinum1" style:font-family-complex="'Linux Biolinum'" style:font-family-generic-complex="system" style:font-pitch-complex="variable" style:font-size-complex="11pt"/>
    </style:style>
    <style:style style:name="BoxText" style:family="paragraph" style:default-outline-level="">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xTitle" style:family="paragraph" style:parent-style-name="Standard" style:default-outline-level="">
      <style:text-properties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rrespondence" style:family="paragraph" style:parent-style-name="Standard" style:auto-update="true" style:default-outline-level="">
      <style:text-properties fo:color="#215868"/>
    </style:style>
    <style:style style:name="DefItem" style:family="paragraph" style:parent-style-name="Standard" style:auto-update="true" style:default-outline-level="">
      <style:paragraph-properties fo:margin-left="0.5in" fo:margin-right="0in" fo:margin-top="0in" fo:margin-bottom="0.0555in" loext:contextual-spacing="false" fo:text-indent="0in" style:auto-text-indent="false"/>
      <style:text-properties fo:color="#632423"/>
    </style:style>
    <style:style style:name="DisplayFormula" style:family="paragraph" style:default-outline-level="">
      <style:paragraph-properties fo:margin-top="0.0693in" fo:margin-bottom="0.0693in" loext:contextual-spacing="false" fo:text-align="start" style:justify-single-word="false" fo:orphans="2" fo:widows="2" style:writing-mode="lr-tb"/>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FigNote" style:family="paragraph" style:parent-style-name="TableFootnote" style:default-outline-level=""/>
    <style:style style:name="FigureCaption" style:family="paragraph" style:auto-update="true" style:default-outline-level="">
      <style:paragraph-properties fo:margin-top="0.1528in" fo:margin-bottom="0.1665in" loext:contextual-spacing="false" fo:text-align="center" style:justify-single-word="false" fo:orphans="2" fo:widows="2" style:writing-mode="lr-tb"/>
      <style:text-properties style:font-name="Linux Biolinum" fo:font-family="'Linux Biolinum'"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Linux Biolinum1" style:font-family-complex="'Linux Biolinum'" style:font-family-generic-complex="system" style:font-pitch-complex="variable" style:font-size-complex="11pt"/>
    </style:style>
    <style:style style:name="GlossaryHead" style:family="paragraph" style:parent-style-name="Head1" style:default-outline-level="">
      <style:text-properties fo:color="#943634" style:font-name="Cambria" fo:font-family="Cambria" style:font-family-generic="roman" style:font-pitch="variable" fo:font-size="14pt" style:font-size-asian="14pt"/>
    </style:style>
    <style:style style:name="KeyWordHead" style:family="paragraph" style:auto-update="true" style:default-outline-level="">
      <style:paragraph-properties fo:margin-top="0.139in" fo:margin-bottom="0.0138in" loext:contextual-spacing="false" fo:text-align="start" style:justify-single-word="false" fo:orphans="2" fo:widows="2" style:writing-mode="lr-tb"/>
      <style:text-properties style:font-name="Linux Biolinum" fo:font-family="'Linux Biolinum'" style:font-family-generic="roman" style:font-pitch="variable" fo:font-size="8pt" fo:language="en" fo:country="US" fo:font-weight="bold" style:font-name-asian="Calibri1" style:font-family-asian="Calibri" style:font-family-generic-asian="system" style:font-pitch-asian="variable" style:font-size-asian="8pt" style:language-asian="en" style:country-asian="US" style:font-weight-asian="bold" style:font-name-complex="Arial" style:font-family-complex="Arial" style:font-family-generic-complex="system" style:font-pitch-complex="variable" style:font-size-complex="11pt"/>
    </style:style>
    <style:style style:name="KeyWords" style:family="paragraph" style:parent-style-name="Standard" style:default-outline-level="">
      <style:paragraph-properties fo:margin-top="0.0417in" fo:margin-bottom="0.0417in" loext:contextual-spacing="false" fo:line-height="100%"/>
      <style:text-properties fo:font-size="8pt" style:font-size-asian="8pt"/>
    </style:style>
    <style:style style:name="NomenclatureHead" style:family="paragraph" style:parent-style-name="Standard" style:default-outline-level="">
      <style:text-properties fo:color="#943634" style:font-name="Cambria" fo:font-family="Cambria" style:font-family-generic="roman" style:font-pitch="variable" fo:font-size="14pt" style:font-size-asian="14pt"/>
    </style:style>
    <style:style style:name="Para" style:family="paragraph" style:auto-update="true" style:default-outline-level="">
      <style:paragraph-properties fo:margin-left="0in" fo:margin-right="0in" fo:margin-top="0in" fo:margin-bottom="0.139in" loext:contextual-spacing="false" fo:line-height="110%" fo:text-align="start" style:justify-single-word="false" fo:orphans="2" fo:widows="2" fo:text-indent="0.1665in" style:auto-text-indent="false" style:writing-mode="lr-tb"/>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Poem" style:family="paragraph" style:parent-style-name="Standard" style:default-outline-level="">
      <style:paragraph-properties fo:margin-left="1in" fo:margin-right="0in" fo:text-indent="0in" style:auto-text-indent="false"/>
      <style:text-properties fo:color="#4f6228"/>
    </style:style>
    <style:style style:name="PoemSource" style:family="paragraph" style:parent-style-name="Standard" style:default-outline-level="">
      <style:paragraph-properties fo:text-align="end" style:justify-single-word="false"/>
      <style:text-properties fo:color="#4f6228"/>
    </style:style>
    <style:style style:name="Source" style:family="paragraph" style:parent-style-name="Standard" style:default-outline-level="">
      <style:paragraph-properties fo:margin-left="0.5in" fo:margin-right="0in" fo:margin-top="0in" fo:margin-bottom="0.139in" loext:contextual-spacing="false" fo:line-height="115%" fo:text-align="end" style:justify-single-word="false" fo:text-indent="0in" style:auto-text-indent="false"/>
      <style:text-properties style:font-name="Calibri" fo:font-family="Calibri" style:font-family-generic="roman" style:font-pitch="variable" fo:font-size="11pt" style:font-size-asian="11pt"/>
    </style:style>
    <style:style style:name="ReferenceHead" style:family="paragraph" style:parent-style-name="Head1" style:auto-update="true" style:default-outline-level="">
      <style:paragraph-properties fo:margin-top="0.2083in" fo:margin-bottom="0.028in" loext:contextual-spacing="false"/>
      <style:text-properties fo:font-size="11pt" style:font-name-asian="Calibri1" style:font-family-asian="Calibri" style:font-family-generic-asian="system" style:font-pitch-asian="variable" style:font-size-asian="11pt" style:font-name-complex="Arial" style:font-family-complex="Arial" style:font-family-generic-complex="system" style:font-pitch-complex="variable" style:font-size-complex="11pt"/>
    </style:style>
    <style:style style:name="SignatureAff" style:family="paragraph" style:parent-style-name="Standard" style:default-outline-level="">
      <style:paragraph-properties fo:text-align="end" style:justify-single-word="false"/>
    </style:style>
    <style:style style:name="SignatureBlock" style:family="paragraph" style:parent-style-name="Standard" style:default-outline-level="">
      <style:paragraph-properties fo:text-align="end" style:justify-single-word="false"/>
      <style:text-properties loext:padding="0in" loext:border="0.51pt dotted #000000"/>
    </style:style>
    <style:style style:name="StatementItalic" style:family="paragraph" style:parent-style-name="Standard" style:auto-update="true" style:default-outline-level="">
      <style:paragraph-properties fo:margin-left="0.5in" fo:margin-right="0in" fo:text-indent="0in" style:auto-text-indent="false"/>
      <style:text-properties fo:font-size="10pt" fo:font-style="italic" style:font-size-asian="10pt" style:font-style-asian="italic"/>
    </style:style>
    <style:style style:name="Statements" style:family="paragraph" style:parent-style-name="Standard" style:default-outline-level="">
      <style:paragraph-properties fo:margin-left="0in" fo:margin-right="0in" fo:margin-top="0.0835in" fo:margin-bottom="0.139in" loext:contextual-spacing="false" fo:line-height="100%" fo:text-indent="0.1665in" style:auto-text-indent="false"/>
    </style:style>
    <style:style style:name="TableCaption" style:family="paragraph" style:auto-update="true" style:default-outline-level="">
      <style:paragraph-properties fo:margin-top="0.25in" fo:margin-bottom="0.139in" loext:contextual-spacing="false" fo:text-align="center" style:justify-single-word="false" fo:orphans="2" fo:widows="2" style:writing-mode="lr-tb"/>
      <style:text-properties style:font-name="Linux Biolinum" fo:font-family="'Linux Biolinum'"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Linux Biolinum1" style:font-family-complex="'Linux Biolinum'" style:font-family-generic-complex="system" style:font-pitch-complex="variable" style:font-size-complex="11pt"/>
    </style:style>
    <style:style style:name="TableFootnote" style:family="paragraph" style:parent-style-name="Standard" style:default-outline-level="">
      <style:paragraph-properties fo:margin-top="0.0417in" fo:margin-bottom="0.139in" loext:contextual-spacing="false" fo:line-height="100%" fo:text-align="center" style:justify-single-word="false"/>
      <style:text-properties fo:font-size="7pt" style:font-size-asian="7pt" style:font-name-complex="Linux Libertine1" style:font-family-complex="'Linux Libertine'" style:font-family-generic-complex="system" style:font-pitch-complex="variable"/>
    </style:style>
    <style:style style:name="TitleNote" style:family="paragraph" style:parent-style-name="AuthNotes" style:default-outline-level="">
      <style:text-properties fo:font-size="10pt" style:font-size-asian="10pt"/>
    </style:style>
    <style:style style:name="TransAbstract" style:family="paragraph" style:parent-style-name="Abstract" style:default-outline-level="">
      <style:paragraph-properties fo:margin-top="0.0138in" fo:margin-bottom="0.1457in" loext:contextual-spacing="false"/>
    </style:style>
    <style:style style:name="DisplayFormulaUnnum" style:family="paragraph" style:parent-style-name="Standard" style:default-outline-level=""/>
    <style:style style:name="FigureUnnum" style:family="paragraph" style:parent-style-name="Standard" style:default-outline-level=""/>
    <style:style style:name="PresentAddress" style:family="paragraph" style:parent-style-name="Standard" style:default-outline-level=""/>
    <style:style style:name="ParaContinue" style:family="paragraph" style:parent-style-name="Para" style:default-outline-level="">
      <style:paragraph-properties fo:margin-left="0in" fo:margin-right="0in" fo:text-indent="0in" style:auto-text-indent="false"/>
    </style:style>
    <style:style style:name="AuthorBio" style:family="paragraph" style:default-outline-level="">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DocHead" style:family="paragraph" style:parent-style-name="Standard" style:auto-update="true" style:default-outline-level="">
      <loext:graphic-properties draw:fill="solid" draw:fill-color="#d8d8d8"/>
      <style:paragraph-properties fo:background-color="#d8d8d8" fo:padding-left="0in" fo:padding-right="0in" fo:padding-top="0.0138in" fo:padding-bottom="0.0138in" fo:border-left="none" fo:border-right="none" fo:border-top="0.51pt solid #000000" fo:border-bottom="0.51pt solid #000000"/>
      <style:text-properties fo:color="#000000" style:font-name="Cambria" fo:font-family="Cambria" style:font-family-generic="roman" style:font-pitch="variable" fo:font-size="16pt" style:font-size-asian="16pt"/>
    </style:style>
    <style:style style:name="UnnumFigure" style:family="paragraph" style:parent-style-name="Standard" style:default-outline-level="">
      <loext:graphic-properties draw:fill="solid" draw:fill-color="#c6d9f1"/>
      <style:paragraph-properties fo:background-color="#c6d9f1" fo:padding-left="0in" fo:padding-right="0in" fo:padding-top="0.0138in" fo:padding-bottom="0.0138in" fo:border-left="none" fo:border-right="none" fo:border-top="0.51pt solid #000000" fo:border-bottom="0.51pt solid #000000"/>
    </style:style>
    <style:style style:name="UnnumTable" style:family="paragraph" style:parent-style-name="Standard" style:default-outline-level="">
      <loext:graphic-properties draw:fill="solid" draw:fill-color="#f2dbdb"/>
      <style:paragraph-properties fo:background-color="#f2dbdb" fo:padding-left="0in" fo:padding-right="0in" fo:padding-top="0.0138in" fo:padding-bottom="0.0138in" fo:border-left="none" fo:border-right="none" fo:border-top="0.51pt solid #000000" fo:border-bottom="0.51pt solid #000000"/>
    </style:style>
    <style:style style:name="UnnumScheme" style:family="paragraph" style:parent-style-name="Standard" style:default-outline-level="">
      <loext:graphic-properties draw:fill="solid" draw:fill-color="#dbe5f1"/>
      <style:paragraph-properties fo:background-color="#dbe5f1" fo:padding-left="0in" fo:padding-right="0in" fo:padding-top="0.0138in" fo:padding-bottom="0.0138in" fo:border-left="none" fo:border-right="none" fo:border-top="0.51pt solid #000000" fo:border-bottom="0.51pt solid #000000"/>
    </style:style>
    <style:style style:name="Reference" style:family="paragraph" style:parent-style-name="Standard" style:default-outline-level=""/>
    <style:style style:name="Bib_5f_entry" style:display-name="Bib_entry" style:family="paragraph" style:auto-update="true" style:default-outline-level="">
      <style:paragraph-properties fo:margin-left="0.278in" fo:margin-right="0in" fo:margin-top="0in" fo:margin-bottom="0.139in" loext:contextual-spacing="false" fo:text-align="justify" style:justify-single-word="false" fo:orphans="2" fo:widows="2" fo:text-indent="-0.278in" style:auto-text-indent="false" style:writing-mode="lr-tb"/>
      <style:text-properties style:font-name="Linux Libertine" fo:font-family="'Linux Libertine'" style:font-family-generic="roman" style:font-pitch="variable" fo:font-size="7pt" fo:language="en" fo:country="US" style:font-name-asian="Calibri1" style:font-family-asian="Calibri" style:font-family-generic-asian="system" style:font-pitch-asian="variable" style:font-size-asian="7pt" style:language-asian="en" style:country-asian="US" style:font-name-complex="Linux Libertine1" style:font-family-complex="'Linux Libertine'" style:font-family-generic-complex="system" style:font-pitch-complex="variable" style:font-size-complex="11pt"/>
    </style:style>
    <style:style style:name="ListStart" style:family="paragraph" style:parent-style-name="Standard" style:default-outline-level=""/>
    <style:style style:name="ListEnd" style:family="paragraph" style:parent-style-name="Standard" style:default-outline-level=""/>
    <style:style style:name="AbbreviationHead" style:family="paragraph" style:parent-style-name="NomenclatureHead" style:default-outline-level=""/>
    <style:style style:name="GraphAbstract" style:family="paragraph" style:parent-style-name="Standard" style:default-outline-level=""/>
    <style:style style:name="caption" style:family="paragraph" style:parent-style-name="Standard" style:next-style-name="Standard" style:auto-update="true" style:default-outline-level="">
      <style:text-properties fo:color="#4f81bd" fo:font-weight="bold" style:font-weight-asian="bold" style:font-size-complex="9pt" style:font-weight-complex="bold"/>
    </style:style>
    <style:style style:name="Epigraph" style:family="paragraph" style:parent-style-name="Standard" style:auto-update="true" style:default-outline-level="">
      <style:paragraph-properties fo:margin-left="0.5in" fo:margin-right="0in" fo:text-indent="0in" style:auto-text-indent="false"/>
      <style:text-properties fo:color="#5f497a" style:font-style-complex="italic"/>
    </style:style>
    <style:style style:name="Dedication" style:family="paragraph" style:parent-style-name="Para" style:auto-update="true" style:default-outline-level="">
      <style:text-properties fo:color="#943634"/>
    </style:style>
    <style:style style:name="Conflictof_20_Interest" style:display-name="Conflictof Interest" style:family="paragraph" style:parent-style-name="Para" style:auto-update="true" style:default-outline-level="">
      <style:text-properties fo:font-size="11pt" style:font-size-asian="11pt"/>
    </style:style>
    <style:style style:name="FloatQuote" style:family="paragraph" style:parent-style-name="Para" style:default-outline-level="">
      <loext:graphic-properties draw:fill="solid" draw:fill-color="#fde9d9"/>
      <style:paragraph-properties fo:margin-left="0.7874in" fo:margin-right="0.7874in" fo:text-align="justify" style:justify-single-word="false" fo:text-indent="0in" style:auto-text-indent="false" fo:background-color="#fde9d9"/>
    </style:style>
    <style:style style:name="PullQuote" style:family="paragraph" style:parent-style-name="Para" style:default-outline-level="">
      <loext:graphic-properties draw:fill="solid" draw:fill-color="#eaf1dd"/>
      <style:paragraph-properties fo:margin-left="0.7874in" fo:margin-right="0.7874in" fo:text-align="justify" style:justify-single-word="false" fo:text-indent="0in" style:auto-text-indent="false" fo:background-color="#eaf1dd"/>
    </style:style>
    <style:style style:name="TableFootTitle" style:family="paragraph" style:parent-style-name="TableFootnote" style:auto-update="true" style:default-outline-level="">
      <style:text-properties fo:font-size="11pt" style:font-size-asian="11pt"/>
    </style:style>
    <style:style style:name="SuppHead" style:family="paragraph" style:parent-style-name="Head1" style:default-outline-level=""/>
    <style:style style:name="SuppInfo" style:family="paragraph" style:parent-style-name="Para" style:default-outline-level=""/>
    <style:style style:name="SuppMedia" style:family="paragraph" style:parent-style-name="Para" style:default-outline-level=""/>
    <style:style style:name="AdditionalInfoHead" style:family="paragraph" style:parent-style-name="Head1" style:default-outline-level=""/>
    <style:style style:name="AdditionalInfo" style:family="paragraph" style:parent-style-name="Para" style:default-outline-level=""/>
    <style:style style:name="Feature" style:family="paragraph" style:parent-style-name="BoxTitle" style:default-outline-level=""/>
    <style:style style:name="AltTitle" style:family="paragraph" style:parent-style-name="Title_5f_document" style:default-outline-level=""/>
    <style:style style:name="AltSubTitle" style:family="paragraph" style:parent-style-name="Subtitle" style:default-outline-level=""/>
    <style:style style:name="Subtitle" style:family="paragraph" style:parent-style-name="Standard" style:next-style-name="Standard" style:default-outline-level="" style:class="chapter">
      <style:paragraph-properties fo:margin-top="0.0835in" fo:margin-bottom="0.0417in" loext:contextual-spacing="false" fo:text-align="start" style:justify-single-word="false"/>
      <style:text-properties style:font-name="Linux Biolinum" fo:font-family="'Linux Biolinum'" style:font-family-generic="roman" style:font-pitch="variable" fo:font-size="12pt" style:font-name-asian="PMingLiU" style:font-family-asian="PMingLiU" style:font-family-generic-asian="system" style:font-pitch-asian="variable" style:font-size-asian="12pt" style:font-name-complex="Arial" style:font-family-complex="Arial" style:font-family-generic-complex="system" style:font-pitch-complex="variable" style:font-size-complex="12pt" style:font-style-complex="italic"/>
    </style:style>
    <style:style style:name="SelfCitation" style:family="paragraph" style:parent-style-name="Para" style:default-outline-level=""/>
    <style:style style:name="FigSource" style:family="paragraph" style:parent-style-name="Standard" style:default-outline-level=""/>
    <style:style style:name="Copyright" style:family="paragraph" style:parent-style-name="Standard" style:default-outline-level=""/>
    <style:style style:name="InlineSupp" style:family="paragraph" style:parent-style-name="Standard" style:default-outline-level=""/>
    <style:style style:name="SidebarQuote" style:family="paragraph" style:parent-style-name="Standard" style:default-outline-level=""/>
    <style:style style:name="StereoChemComp" style:family="paragraph" style:parent-style-name="Standard" style:default-outline-level=""/>
    <style:style style:name="StereoChemForm" style:family="paragraph" style:parent-style-name="Standard" style:default-outline-level=""/>
    <style:style style:name="StereoChemInfo" style:family="paragraph" style:parent-style-name="Standard" style:default-outline-level=""/>
    <style:style style:name="MTDisplayEquation" style:family="paragraph" style:parent-style-name="Standard" style:next-style-name="Standard" style:default-outline-level="">
      <style:paragraph-properties fo:line-height="200%">
        <style:tab-stops>
          <style:tab-stop style:position="3.3472in" style:type="center"/>
          <style:tab-stop style:position="6.6945in" style:type="right"/>
        </style:tab-stops>
      </style:paragraph-properties>
    </style:style>
    <style:style style:name="Footnote" style:family="paragraph" style:parent-style-name="Standard" style:default-outline-level="" style:class="extra">
      <style:paragraph-properties fo:line-height="100%"/>
      <style:text-properties fo:font-size="7pt" style:font-size-asian="7pt"/>
    </style:style>
    <style:style style:name="SIGPLAN_20_Basic" style:display-name="SIGPLAN Basic" style:family="paragraph" style:default-outline-level="">
      <style:paragraph-properties fo:margin-top="0in" fo:margin-bottom="0.139in" loext:contextual-spacing="false" fo:line-height="0.139in" fo:text-align="start" style:justify-single-word="false" fo:orphans="2" fo:widows="2" style:writing-mode="lr-tb"/>
      <style:text-properties style:font-name="Times New Roman" fo:font-family="'Times New Roman'" style:font-family-generic="roman" style:font-pitch="variable" fo:font-size="9pt" fo:language="en" fo:country="US"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style>
    <style:style style:name="SIGPLAN_20_Section_20_heading" style:display-name="SIGPLAN Section heading" style:family="paragraph" style:parent-style-name="SIGPLAN_20_Basic" style:next-style-name="SIGPLAN_20_Paragraph_20_1" style:default-outline-level="1" style:list-style-name="">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loext:hyphenation-no-caps="false"/>
    </style:style>
    <style:style style:name="SIGPLAN_20_Acknowledgments_20_heading" style:display-name="SIGPLAN Acknowledgments heading" style:family="paragraph" style:parent-style-name="SIGPLAN_20_Section_20_heading" style:next-style-name="SIGPLAN_20_Paragraph_20_1" style:default-outline-level=""/>
    <style:style style:name="SIGPLAN_20_Abstract_20_heading" style:display-name="SIGPLAN Abstract heading" style:family="paragraph" style:parent-style-name="SIGPLAN_20_Acknowledgments_20_heading" style:next-style-name="SIGPLAN_20_Paragraph_20_1" style:default-outline-level="">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IGPLAN_20_Paragraph_20_1" style:default-outline-level=""/>
    <style:style style:name="SIGPLAN_20_Author_20_name" style:display-name="SIGPLAN Author name" style:family="paragraph" style:parent-style-name="Standard" style:next-style-name="SIGPLAN_20_Author_20_affiliation" style:default-outline-level="">
      <style:paragraph-properties fo:margin-top="0in" fo:margin-bottom="0.0138in" loext:contextual-spacing="false" fo:line-height="0.1807in" fo:text-align="center" style:justify-single-word="false" fo:hyphenation-ladder-count="no-limit"/>
      <style:text-properties fo:hyphenate="false" fo:hyphenation-remain-char-count="2" fo:hyphenation-push-char-count="2" loext:hyphenation-no-caps="false"/>
    </style:style>
    <style:style style:name="SIGPLAN_20_Author_20_affiliation" style:display-name="SIGPLAN Author affiliation" style:family="paragraph" style:parent-style-name="SIGPLAN_20_Author_20_name" style:next-style-name="SIGPLAN_20_Author_20_email" style:default-outline-level="">
      <style:paragraph-properties fo:margin-top="0.0693in" fo:margin-bottom="0in" loext:contextual-spacing="true" fo:line-height="0.139in"/>
      <style:text-properties style:font-size-complex="9pt"/>
    </style:style>
    <style:style style:name="SIGPLAN_20_Author_20_email" style:display-name="SIGPLAN Author email" style:family="paragraph" style:parent-style-name="SIGPLAN_20_Author_20_affiliation" style:next-style-name="SIGPLAN_20_Basic" style:default-outline-level="">
      <style:paragraph-properties fo:margin-top="0.028in" fo:margin-bottom="0in" loext:contextual-spacing="false"/>
      <style:text-properties style:font-name="Trebuchet MS" fo:font-family="'Trebuchet MS'" style:font-family-generic="roman" style:font-pitch="variable" fo:font-size="8pt" style:font-size-asian="8pt"/>
    </style:style>
    <style:style style:name="SIGPLAN_20_Copyright_20_notice" style:display-name="SIGPLAN Copyright notice" style:family="paragraph" style:parent-style-name="SIGPLAN_20_Basic" style:default-outline-level="">
      <style:paragraph-properties fo:line-height="0.111in" fo:text-align="justify" style:justify-single-word="false" fo:hyphenation-ladder-count="no-limit"/>
      <style:text-properties fo:font-size="7pt" style:font-size-asian="7pt" fo:hyphenate="false" fo:hyphenation-remain-char-count="2" fo:hyphenation-push-char-count="2" loext:hyphenation-no-caps="false"/>
    </style:style>
    <style:style style:name="SIGPLAN_20_Paragraph_20_1" style:display-name="SIGPLAN Paragraph 1" style:family="paragraph" style:parent-style-name="SIGPLAN_20_Basic" style:next-style-name="SIGPLAN_20_Paragraph" style:default-outline-level="">
      <style:paragraph-properties fo:text-align="justify" style:justify-single-word="false"/>
    </style:style>
    <style:style style:name="SIGPLAN_20_Enunciation" style:display-name="SIGPLAN Enunciation" style:family="paragraph" style:parent-style-name="SIGPLAN_20_Paragraph_20_1" style:next-style-name="SIGPLAN_20_Paragraph_20_1" style:default-outline-level="">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default-outline-level="">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default-outline-level="">
      <style:paragraph-properties fo:text-align="end" style:justify-single-word="false"/>
    </style:style>
    <style:style style:name="SIGPLAN_20_Figure_20_caption" style:display-name="SIGPLAN Figure caption" style:family="paragraph" style:parent-style-name="SIGPLAN_20_Paragraph_20_1" style:default-outline-level="">
      <style:paragraph-properties fo:margin-top="0.0138in" fo:margin-bottom="0.139in" loext:contextual-spacing="false" fo:text-align="start" style:justify-single-word="false"/>
    </style:style>
    <style:style style:name="SIGPLAN_20_List_20_paragraph" style:display-name="SIGPLAN List paragraph" style:family="paragraph" style:parent-style-name="SIGPLAN_20_Paragraph_20_1" style:default-outline-level="">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default-outline-level="">
      <style:paragraph-properties fo:margin-left="0in" fo:margin-right="0in" fo:text-indent="0in" style:auto-text-indent="false"/>
    </style:style>
    <style:style style:name="SIGPLAN_20_Paragraph" style:display-name="SIGPLAN Paragraph" style:family="paragraph" style:parent-style-name="SIGPLAN_20_Paragraph_20_1" style:default-outline-level="">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default-outline-level="4" style:list-style-name="">
      <style:paragraph-properties fo:margin-top="0.0972in" fo:margin-bottom="0.139in" loext:contextual-spacing="false"/>
    </style:style>
    <style:style style:name="SIGPLAN_20_Reference" style:display-name="SIGPLAN Reference" style:family="paragraph" style:parent-style-name="SIGPLAN_20_Paragraph_20_1" style:default-outline-level="">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default-outline-level=""/>
    <style:style style:name="SIGPLAN_20_Subsection_20_heading" style:display-name="SIGPLAN Subsection heading" style:family="paragraph" style:parent-style-name="SIGPLAN_20_Section_20_heading" style:next-style-name="SIGPLAN_20_Paragraph_20_1" style:default-outline-level="2" style:list-style-name="">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
    <style:style style:name="SIGPLAN_20_Title" style:display-name="SIGPLAN Title" style:family="paragraph" style:parent-style-name="SIGPLAN_20_Basic" style:default-outline-level="">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loext:hyphenation-no-caps="false"/>
    </style:style>
    <style:style style:name="SIGPLAN_20_Subtitle" style:display-name="SIGPLAN Subtitle" style:family="paragraph" style:parent-style-name="SIGPLAN_20_Title" style:next-style-name="SIGPLAN_20_Basic" style:default-outline-level="">
      <style:paragraph-properties fo:margin-top="0.0835in" fo:margin-bottom="0.139in" loext:contextual-spacing="false" fo:line-height="0.25in"/>
      <style:text-properties fo:font-size="14pt" style:font-size-asian="14pt"/>
    </style:style>
    <style:style style:name="SIGPLAN_20_Table_20_caption" style:display-name="SIGPLAN Table caption" style:family="paragraph" style:parent-style-name="SIGPLAN_20_Figure_20_caption" style:default-outline-level="">
      <style:paragraph-properties fo:margin-top="0in" fo:margin-bottom="0.0138in" loext:contextual-spacing="false"/>
    </style:style>
    <style:style style:name="Address" style:family="paragraph" style:default-outline-level="">
      <style:paragraph-properties fo:margin-left="0.5in" fo:margin-right="0.5in" fo:margin-top="0.1665in" fo:margin-bottom="0.1665in" loext:contextual-spacing="true" fo:line-height="0.389in" fo:text-align="start" style:justify-single-word="false" fo:orphans="2" fo:widows="2" fo:text-indent="0in" style:auto-text-indent="false" style:writing-mode="lr-tb"/>
      <style:text-properties fo:color="#244061" style:font-name="Cambria Math" fo:font-family="'Cambria Math'"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Algorithm" style:family="paragraph" style:parent-style-name="Standard" style:default-outline-level="">
      <style:paragraph-properties fo:line-height="100%"/>
    </style:style>
    <style:style style:name="Annotation" style:family="paragraph" style:parent-style-name="Standard" style:default-outline-level="">
      <style:text-properties fo:font-size="10pt" style:font-size-asian="10pt"/>
    </style:style>
    <style:style style:name="Answer" style:family="paragraph" style:default-outline-level="">
      <style:paragraph-properties fo:margin-left="0.5in" fo:margin-right="0in" fo:margin-top="0in" fo:margin-bottom="0.139in" loext:contextual-spacing="true" fo:line-height="0.389in" fo:text-align="start" style:justify-single-word="false" fo:orphans="2" fo:widows="2" fo:text-indent="-0.5in" style:auto-text-indent="false" style:writing-mode="lr-tb">
        <style:tab-stops>
          <style:tab-stop style:position="0.5in"/>
        </style:tab-stops>
      </style:paragraph-properties>
      <style:text-properties fo:color="#8b4552" style:font-name="Cambria Math" fo:font-family="'Cambria Math'"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AppendixNumber" style:family="paragraph" style:default-outline-level="">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Assessment" style:family="paragraph" style:default-outline-level="">
      <style:paragraph-properties fo:margin-top="0.0835in" fo:margin-bottom="0.0835in" loext:contextual-spacing="false" fo:line-height="0.1945in" fo:text-align="center" style:justify-single-word="false" fo:orphans="2" fo:widows="2" fo:padding-left="0in" fo:padding-right="0in" fo:padding-top="0.111in" fo:padding-bottom="0.1665in" fo:border-left="none" fo:border-right="none" fo:border-top="0.74pt solid #000000" fo:border-bottom="0.74pt solid #000000" style:writing-mode="lr-tb"/>
      <style:text-properties fo:color="#ff0000"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AuthInfo" style:family="paragraph" style:default-outline-level="">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AuthorBioHead" style:family="paragraph" style:default-outline-level="">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4pt" fo:language="en" fo:country="US" style:font-name-asian="Calibri1" style:font-family-asian="Calibri" style:font-family-generic-asian="system" style:font-pitch-asian="variable" style:font-size-asian="14pt" style:language-asian="en" style:country-asian="US" style:font-name-complex="Arial" style:font-family-complex="Arial" style:font-family-generic-complex="system" style:font-pitch-complex="variable" style:font-size-complex="11pt"/>
    </style:style>
    <style:style style:name="Bib_5f_LaTex" style:display-name="Bib_LaTex" style:family="paragraph" style:default-outline-level="">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Blurb" style:family="paragraph" style:parent-style-name="Standard" style:default-outline-level="">
      <style:paragraph-properties fo:margin-left="1in" fo:margin-right="1in" fo:margin-top="0in" fo:margin-bottom="0.1665in" loext:contextual-spacing="false" fo:line-height="0.25in" fo:text-indent="0in" style:auto-text-indent="false"/>
      <style:text-properties style:font-name="Arial Unicode MS" fo:font-family="'Arial Unicode MS'"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xHead1" style:family="paragraph" style:parent-style-name="AppendixH1" style:default-outline-level=""/>
    <style:style style:name="BoxHead2" style:family="paragraph" style:parent-style-name="AppendixH2" style:default-outline-level=""/>
    <style:style style:name="BoxHead3" style:family="paragraph" style:parent-style-name="AppendixH3" style:default-outline-level=""/>
    <style:style style:name="BoxKeyword" style:family="paragraph" style:auto-update="true" style:default-outline-level="">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Arial" style:font-family-complex="Arial" style:font-family-generic-complex="system" style:font-pitch-complex="variable" style:font-size-complex="11pt"/>
    </style:style>
    <style:style style:name="Break" style:family="paragraph" style:parent-style-name="Standard" style:default-outline-level="">
      <loext:graphic-properties draw:fill="solid" draw:fill-color="#aaaaaa"/>
      <style:paragraph-properties fo:margin-top="0in" fo:margin-bottom="0.0835in" loext:contextual-spacing="false" fo:line-height="0.389in" fo:text-align="center" style:justify-single-word="false" fo:background-color="#aaaaaa"/>
      <style:text-properties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hapterBegin" style:family="paragraph" style:parent-style-name="Standard" style:default-outline-level="">
      <loext:graphic-properties draw:fill="solid" draw:fill-color="#d9e6ff"/>
      <style:paragraph-properties fo:margin-top="0.25in" fo:margin-bottom="0.25in" loext:contextual-spacing="false" fo:line-height="0.25in" fo:text-align="center" style:justify-single-word="false" fo:background-color="#d9e6ff" style:border-line-width-left="0.0102in 0.0102in 0.0417in" style:border-line-width-right="0.0417in 0.0102in 0.0102in" style:border-line-width-top="0.0102in 0.0102in 0.0417in" fo:padding-left="0.0555in" fo:padding-right="0.0555in" fo:padding-top="0.0138in" fo:padding-bottom="0in" fo:border-left="4.51pt double #000000" fo:border-right="4.51pt double #000000" fo:border-top="4.51pt double #000000" fo:border-bottom="none"/>
      <style:text-properties fo:color="#660033"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hapterEnd" style:family="paragraph" style:parent-style-name="Standard" style:default-outline-level="">
      <loext:graphic-properties draw:fill="solid" draw:fill-color="#d9e6ff"/>
      <style:paragraph-properties fo:margin-top="0.25in" fo:margin-bottom="0.25in" loext:contextual-spacing="false" fo:line-height="0.25in" fo:text-align="center" style:justify-single-word="false" fo:background-color="#d9e6ff" style:border-line-width-left="0.0102in 0.0102in 0.0417in" style:border-line-width-right="0.0417in 0.0102in 0.0102in" style:border-line-width-bottom="0.0417in 0.0102in 0.0102in" fo:padding-left="0.0555in" fo:padding-right="0.0555in" fo:padding-top="0in" fo:padding-bottom="0.0138in" fo:border-left="4.51pt double #000000" fo:border-right="4.51pt double #000000" fo:border-top="none" fo:border-bottom="4.51pt double #000000"/>
      <style:text-properties fo:color="#660033"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hapterNumber" style:family="paragraph" style:parent-style-name="Standard" style:next-style-name="Standard" style:default-outline-level="">
      <style:paragraph-properties fo:margin-top="0.25in" fo:margin-bottom="0.0835in" loext:contextual-spacing="false" fo:line-height="0.389in" fo:keep-together="always" fo:orphans="0" fo:widows="0" fo:keep-with-next="always"/>
      <style:text-properties style:font-name="Arial Unicode MS" fo:font-family="'Arial Unicode MS'" style:font-family-generic="roman" style:font-pitch="variable" fo:font-size="18pt" fo:font-style="italic" fo:font-weight="bold" style:font-name-asian="Times New Roman1" style:font-family-asian="'Times New Roman'" style:font-family-generic-asian="system" style:font-pitch-asian="variable" style:font-size-asian="18pt" style:font-style-asian="italic" style:font-weight-asian="bold" style:font-name-complex="Times New Roman1" style:font-family-complex="'Times New Roman'" style:font-family-generic-complex="system" style:font-pitch-complex="variable" style:font-size-complex="10pt"/>
    </style:style>
    <style:style style:name="ChapterTitle" style:family="paragraph" style:parent-style-name="ChapterNumber" style:default-outline-level="">
      <style:paragraph-properties fo:text-align="start" style:justify-single-word="false"/>
      <style:text-properties fo:font-size="20pt" fo:font-style="normal" style:font-size-asian="20pt" style:font-style-asian="normal"/>
    </style:style>
    <style:style style:name="ChapterSubTitle" style:family="paragraph" style:parent-style-name="ChapterTitle" style:next-style-name="Standard" style:default-outline-level="">
      <style:paragraph-properties fo:margin-top="0in" fo:margin-bottom="0.0835in" loext:contextual-spacing="false"/>
      <style:text-properties fo:font-size="18pt" fo:font-style="italic" fo:font-weight="normal" style:font-size-asian="18pt" style:font-style-asian="italic" style:font-weight-asian="normal"/>
    </style:style>
    <style:style style:name="ChemFormula" style:family="paragraph" style:parent-style-name="Standard" style:default-outline-level=""/>
    <style:style style:name="ChemFormulaUnnum" style:family="paragraph" style:parent-style-name="Standard" style:default-outline-level=""/>
    <style:style style:name="Chemistry" style:family="paragraph" style:parent-style-name="Standard" style:default-outline-level="">
      <style:paragraph-properties fo:margin-left="1in" fo:margin-right="0.5in" fo:line-height="0.389in" fo:text-align="center" style:justify-single-word="false" fo:text-indent="-0.5in" style:auto-text-indent="false">
        <style:tab-stops>
          <style:tab-stop style:position="6in" style:type="right"/>
        </style:tab-stops>
      </style:paragraph-properties>
      <style:text-properties fo:color="#006666"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lientTag" style:family="paragraph" style:parent-style-name="Standard" style:default-outline-level=""/>
    <style:style style:name="Contributor" style:family="paragraph" style:parent-style-name="Standard" style:default-outline-level="">
      <style:paragraph-properties fo:margin-top="0in" fo:margin-bottom="0.0835in" loext:contextual-spacing="true" fo:line-height="0.25in" fo:text-align="center" style:justify-single-word="false" fo:keep-together="always"/>
      <style:text-properties style:font-name="Arial Unicode MS" fo:font-family="'Arial Unicode MS'"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Definition" style:family="paragraph" style:parent-style-name="Standard" style:default-outline-level="">
      <style:paragraph-properties fo:margin-left="0.5in" fo:margin-right="0in" fo:line-height="0.389in" fo:text-indent="-0.5in" style:auto-text-indent="false">
        <style:tab-stops>
          <style:tab-stop style:position="6in" style:type="right"/>
        </style:tab-stops>
      </style:paragraph-properties>
      <style:text-properties fo:color="#006666"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alogue" style:family="paragraph" style:parent-style-name="Standard" style:default-outline-level="">
      <style:paragraph-properties fo:margin-left="2in" fo:margin-right="0.5in" fo:margin-top="0in" fo:margin-bottom="0.139in" loext:contextual-spacing="true" fo:line-height="0.389in" fo:text-indent="-1.5in" style:auto-text-indent="false">
        <style:tab-stops>
          <style:tab-stop style:position="2in"/>
        </style:tab-stops>
      </style:paragraph-properties>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ctionary" style:family="paragraph" style:parent-style-name="Standard" style:default-outline-level="">
      <style:paragraph-properties fo:line-height="0.25in">
        <style:tab-stops>
          <style:tab-stop style:position="0.5in" style:type="right"/>
          <style:tab-stop style:position="1in"/>
          <style:tab-stop style:position="1.5in"/>
          <style:tab-stop style:position="2in"/>
          <style:tab-stop style:position="6in" style:type="right" style:leader-style="dotted" style:leader-text="."/>
        </style:tab-stops>
      </style:paragraph-properties>
      <style:text-properties fo:color="#007a37"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sclosure" style:family="paragraph" style:parent-style-name="Para" style:default-outline-level=""/>
    <style:style style:name="DisclosureHead" style:family="paragraph" style:parent-style-name="Head1" style:default-outline-level=""/>
    <style:style style:name="Editors" style:family="paragraph" style:parent-style-name="Standard" style:default-outline-level="">
      <style:paragraph-properties fo:margin-top="0in" fo:margin-bottom="0.139in" loext:contextual-spacing="false" fo:line-height="115%" fo:text-align="start" style:justify-single-word="false"/>
      <style:text-properties style:font-name="Calibri" fo:font-family="Calibri" style:font-family-generic="roman" style:font-pitch="variable" fo:font-size="11pt" style:font-size-asian="11pt"/>
    </style:style>
    <style:style style:name="ExampleBegin" style:family="paragraph" style:parent-style-name="Standard" style:default-outline-level="">
      <loext:graphic-properties draw:fill="solid" draw:fill-color="#dfdfdf"/>
      <style:paragraph-properties fo:margin-top="0.25in" fo:margin-bottom="0.25in" loext:contextual-spacing="false" fo:line-height="0.25in" fo:text-align="center" style:justify-single-word="false" fo:background-color="#dfdfdf" fo:padding-left="0.0555in" fo:padding-right="0.0555in" fo:padding-top="0.0138in" fo:padding-bottom="0in" fo:border-left="1.5pt dashed #000000" fo:border-right="1.5pt dashed #000000" fo:border-top="1.5pt dashed #000000" fo:border-bottom="none"/>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ampleEnd" style:family="paragraph" style:parent-style-name="Standard" style:default-outline-level="">
      <loext:graphic-properties draw:fill="solid" draw:fill-color="#dfdfdf"/>
      <style:paragraph-properties fo:margin-top="0.25in" fo:margin-bottom="0.25in" loext:contextual-spacing="false" fo:line-height="0.25in" fo:text-align="center" style:justify-single-word="false" fo:background-color="#dfdfdf" fo:padding-left="0.0555in" fo:padding-right="0.0555in" fo:padding-top="0in" fo:padding-bottom="0.0138in" fo:border-left="1.5pt dashed #000000" fo:border-right="1.5pt dashed #000000" fo:border-top="none" fo:border-bottom="1.5pt dashed #000000"/>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Begin" style:family="paragraph" style:parent-style-name="Standard" style:default-outline-level="">
      <loext:graphic-properties draw:fill="solid" draw:fill-color="#dfdfdf"/>
      <style:paragraph-properties fo:margin-top="0.25in" fo:margin-bottom="0.25in" loext:contextual-spacing="false" fo:line-height="0.25in" fo:text-align="center" style:justify-single-word="false" fo:background-color="#dfdfdf" fo:padding-left="0.0555in" fo:padding-right="0.0555in" fo:padding-top="0.0138in" fo:padding-bottom="0in" fo:border-left="1.5pt dashed #000000" fo:border-right="1.5pt dashed #000000" fo:border-top="1.5pt dashed #000000" fo:border-bottom="none"/>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End" style:family="paragraph" style:parent-style-name="Standard" style:default-outline-level="">
      <loext:graphic-properties draw:fill="solid" draw:fill-color="#dfdfdf"/>
      <style:paragraph-properties fo:margin-top="0.25in" fo:margin-bottom="0.25in" loext:contextual-spacing="false" fo:line-height="0.25in" fo:text-align="center" style:justify-single-word="false" fo:background-color="#dfdfdf" fo:padding-left="0.0555in" fo:padding-right="0.0555in" fo:padding-top="0in" fo:padding-bottom="0.0138in" fo:border-left="1.5pt dashed #000000" fo:border-right="1.5pt dashed #000000" fo:border-top="none" fo:border-bottom="1.5pt dashed #000000"/>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Section" style:family="paragraph" style:parent-style-name="Standard" style:default-outline-level=""/>
    <style:style style:name="Explanation" style:family="paragraph" style:parent-style-name="Standard" style:default-outline-level="">
      <style:paragraph-properties fo:margin-top="0in" fo:margin-bottom="0.1665in" loext:contextual-spacing="false" fo:line-height="150%"/>
      <style:text-properties fo:color="#666633"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Extract" style:family="paragraph" style:parent-style-name="Standard" style:default-outline-level="">
      <style:paragraph-properties fo:margin-left="0.25in" fo:margin-right="0.25in" fo:margin-top="0.0835in" fo:margin-bottom="0.0835in" loext:contextual-spacing="true" fo:line-height="100%" fo:text-indent="0in" style:auto-text-indent="false"/>
      <style:text-properties style:font-name-asian="Times New Roman1" style:font-family-asian="'Times New Roman'" style:font-family-generic-asian="system" style:font-pitch-asian="variable" style:font-name-complex="Linux Libertine1" style:font-family-complex="'Linux Libertine'" style:font-family-generic-complex="system" style:font-pitch-complex="variable" style:font-size-complex="10pt"/>
    </style:style>
    <style:style style:name="ExtractBegin" style:family="paragraph" style:parent-style-name="Standard" style:default-outline-level="">
      <loext:graphic-properties draw:fill="solid" draw:fill-color="#dfdfdf"/>
      <style:paragraph-properties fo:margin-top="0.25in" fo:margin-bottom="0.25in" loext:contextual-spacing="false" fo:line-height="0.25in" fo:text-align="center" style:justify-single-word="false" fo:background-color="#dfdfdf" fo:padding-left="0.0555in" fo:padding-right="0.0555in" fo:padding-top="0.0138in" fo:padding-bottom="0in" fo:border-left="1.5pt dashed #000000" fo:border-right="1.5pt dashed #000000" fo:border-top="1.5pt dashed #000000" fo:border-bottom="none"/>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tractEnd" style:family="paragraph" style:parent-style-name="Standard" style:default-outline-level="">
      <loext:graphic-properties draw:fill="solid" draw:fill-color="#dfdfdf"/>
      <style:paragraph-properties fo:margin-top="0.25in" fo:margin-bottom="0.25in" loext:contextual-spacing="false" fo:line-height="0.25in" fo:text-align="center" style:justify-single-word="false" fo:background-color="#dfdfdf" fo:padding-left="0.0555in" fo:padding-right="0.0555in" fo:padding-top="0in" fo:padding-bottom="0.0138in" fo:border-left="1.5pt dashed #000000" fo:border-right="1.5pt dashed #000000" fo:border-top="none" fo:border-bottom="1.5pt dashed #000000"/>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FeatureFixedTitle" style:family="paragraph" style:parent-style-name="Standard" style:default-outline-level=""/>
    <style:style style:name="FeatureHead1" style:family="paragraph" style:parent-style-name="Standard" style:default-outline-level=""/>
    <style:style style:name="FeatureHead2" style:family="paragraph" style:parent-style-name="FeatureHead1" style:default-outline-level=""/>
    <style:style style:name="FeatureTitle" style:family="paragraph" style:parent-style-name="BoxTitle" style:default-outline-level=""/>
    <style:style style:name="FigCopyright" style:family="paragraph" style:parent-style-name="Standard" style:default-outline-level=""/>
    <style:style style:name="FigKeyword" style:family="paragraph" style:parent-style-name="Standard" style:default-outline-level=""/>
    <style:style style:name="FundingHead" style:family="paragraph" style:parent-style-name="AckHead" style:default-outline-level=""/>
    <style:style style:name="FundingPara" style:family="paragraph" style:parent-style-name="FundingHead" style:next-style-name="AckPara" style:default-outline-level=""/>
    <style:style style:name="Head6" style:family="paragraph" style:parent-style-name="Standard" style:default-outline-level="6" style:list-style-name="">
      <style:paragraph-properties fo:margin-left="0.5in" fo:margin-right="0in" fo:margin-top="0in" fo:margin-bottom="0.0835in" loext:contextual-spacing="false" fo:keep-together="always" fo:orphans="0" fo:widows="0" fo:text-indent="0in" style:auto-text-indent="false" fo:keep-with-next="always"/>
      <style:text-properties style:font-name="Linux Biolinum" fo:font-family="'Linux Biolinum'" style:font-family-generic="roman" style:font-pitch="variable" fo:font-size="12pt" style:font-name-asian="Arial Unicode MS1" style:font-family-asian="'Arial Unicode MS'"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int" style:family="paragraph" style:parent-style-name="Standard" style:default-outline-level="">
      <style:paragraph-properties fo:line-height="150%"/>
      <style:text-properties fo:color="#993300"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Index1" style:family="paragraph" style:parent-style-name="Standard" style:default-outline-level=""/>
    <style:style style:name="Index2" style:family="paragraph" style:parent-style-name="Standard" style:default-outline-level="">
      <style:paragraph-properties fo:margin-left="0.1972in" fo:margin-right="0in" fo:text-indent="0in" style:auto-text-indent="false"/>
    </style:style>
    <style:style style:name="Index3" style:family="paragraph" style:parent-style-name="Standard" style:default-outline-level="">
      <style:paragraph-properties fo:margin-left="0.3937in" fo:margin-right="0in" fo:text-indent="0in" style:auto-text-indent="false"/>
    </style:style>
    <style:style style:name="Index4" style:family="paragraph" style:parent-style-name="Standard" style:default-outline-level="">
      <style:paragraph-properties fo:margin-left="0.5909in" fo:margin-right="0in" fo:text-indent="0in" style:auto-text-indent="false"/>
    </style:style>
    <style:style style:name="IndexHead" style:family="paragraph" style:parent-style-name="Standard" style:default-outline-level=""/>
    <style:style style:name="Letter-ps" style:family="paragraph" style:parent-style-name="Standard" style:next-style-name="Standard" style:default-outline-level=""/>
    <style:style style:name="MainHeading" style:family="paragraph" style:parent-style-name="Standard" style:default-outline-level="">
      <style:paragraph-properties fo:margin-left="0in" fo:margin-right="2in" fo:line-height="0.25in" fo:orphans="0" fo:widows="0" fo:text-indent="0in" style:auto-text-indent="false" fo:padding-left="0.0555in" fo:padding-right="0.0555in" fo:padding-top="0.0138in" fo:padding-bottom="0.0835in" fo:border="0.51pt solid #000000"/>
      <style:text-properties style:font-name="Arial Unicode MS" fo:font-family="'Arial Unicode MS'"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MarginNote" style:family="paragraph" style:parent-style-name="Standard" style:default-outline-level="">
      <style:paragraph-properties fo:margin-left="-0.5in" fo:margin-right="0in" fo:line-height="0.389in" fo:text-indent="0in" style:auto-text-indent="false"/>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MetadataHead" style:family="paragraph" style:parent-style-name="Standard" style:default-outline-level="">
      <style:text-properties fo:color="#548dd4" fo:font-size="10pt" style:font-size-asian="10pt"/>
    </style:style>
    <style:style style:name="MiscText" style:family="paragraph" style:auto-update="true" style:default-outline-level="">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Arial" style:font-family-complex="Arial" style:font-family-generic-complex="system" style:font-pitch-complex="variable" style:font-size-complex="11pt"/>
    </style:style>
    <style:style style:name="Para_5f_bib" style:display-name="Para_bib" style:family="paragraph" style:default-outline-level="">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ParaFirst" style:family="paragraph" style:default-outline-level="">
      <style:paragraph-properties fo:margin-top="0.25in" fo:margin-bottom="0.139in" loext:contextual-spacing="false" fo:line-height="0.389in" fo:text-align="start" style:justify-single-word="false" fo:orphans="2" fo:widows="2" style:writing-mode="lr-tb"/>
      <style:text-properties style:font-name="Cambria Math" fo:font-family="'Cambria Math'"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PartBegin" style:family="paragraph" style:parent-style-name="Standard" style:default-outline-level="">
      <loext:graphic-properties draw:fill="solid" draw:fill-color="#d9e6ff"/>
      <style:paragraph-properties fo:margin-top="0.25in" fo:margin-bottom="0.25in" loext:contextual-spacing="false" fo:line-height="0.25in" fo:text-align="center" style:justify-single-word="false" fo:background-color="#d9e6ff" style:border-line-width-left="0.0102in 0.0102in 0.0417in" style:border-line-width-right="0.0417in 0.0102in 0.0102in" style:border-line-width-top="0.0102in 0.0102in 0.0417in" fo:padding-left="0.0555in" fo:padding-right="0.0555in" fo:padding-top="0.0138in" fo:padding-bottom="0in" fo:border-left="4.51pt double #000000" fo:border-right="4.51pt double #000000" fo:border-top="4.51pt double #000000" fo:border-bottom="none"/>
      <style:text-properties fo:color="#660033"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PartEnd" style:family="paragraph" style:parent-style-name="PartBegin" style:default-outline-level="">
      <style:paragraph-properties style:border-line-width-left="0.0102in 0.0102in 0.0417in" style:border-line-width-right="0.0417in 0.0102in 0.0102in" style:border-line-width-bottom="0.0417in 0.0102in 0.0102in" fo:padding-left="0.0555in" fo:padding-right="0.0555in" fo:padding-top="0in" fo:padding-bottom="0.0138in" fo:border-left="4.51pt double #000000" fo:border-right="4.51pt double #000000" fo:border-top="none" fo:border-bottom="4.51pt double #000000"/>
    </style:style>
    <style:style style:name="PartNumber" style:family="paragraph" style:parent-style-name="Standard" style:next-style-name="Standard" style:default-outline-level="">
      <style:paragraph-properties fo:margin-top="0.3335in" fo:margin-bottom="0.139in" loext:contextual-spacing="false" fo:line-height="0.389in" fo:text-align="center" style:justify-single-word="false" fo:keep-together="always" fo:keep-with-next="always"/>
      <style:text-properties style:font-name="Arial Unicode MS" fo:font-family="'Arial Unicode MS'" style:font-family-generic="roman" style:font-pitch="variable" fo:font-size="24pt" style:font-name-asian="Times New Roman1" style:font-family-asian="'Times New Roman'" style:font-family-generic-asian="system" style:font-pitch-asian="variable" style:font-size-asian="24pt" style:font-name-complex="Times New Roman1" style:font-family-complex="'Times New Roman'" style:font-family-generic-complex="system" style:font-pitch-complex="variable" style:font-size-complex="10pt"/>
    </style:style>
    <style:style style:name="PartTitle" style:family="paragraph" style:parent-style-name="PartNumber" style:next-style-name="Standard" style:default-outline-level="">
      <style:text-properties fo:font-weight="bold" style:font-weight-asian="bold"/>
    </style:style>
    <style:style style:name="Prelims" style:family="paragraph" style:parent-style-name="Standard" style:default-outline-level="">
      <style:paragraph-properties fo:line-height="0.25in">
        <style:tab-stops>
          <style:tab-stop style:position="0.5in" style:type="right"/>
          <style:tab-stop style:position="1in"/>
          <style:tab-stop style:position="1.5in"/>
          <style:tab-stop style:position="2in"/>
          <style:tab-stop style:position="6in" style:type="right" style:leader-style="dotted" style:leader-text="."/>
        </style:tab-stops>
      </style:paragraph-properties>
      <style:text-properties fo:color="#000000"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Proof" style:family="paragraph" style:parent-style-name="Standard" style:default-outline-level="">
      <style:paragraph-properties fo:margin-left="0in" fo:margin-right="0in" fo:line-height="0.389in" fo:text-indent="0.5in" style:auto-text-indent="false"/>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PublisherDate" style:family="paragraph" style:parent-style-name="Standard" style:default-outline-level="">
      <style:paragraph-properties fo:margin-top="0in" fo:margin-bottom="0.139in" loext:contextual-spacing="true" fo:line-height="0.25in" fo:text-align="center" style:justify-single-word="false"/>
      <style:text-properties fo:color="#000000" style:font-name="Arial Unicode MS" fo:font-family="'Arial Unicode MS'"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Question" style:family="paragraph" style:parent-style-name="Standard" style:default-outline-level="">
      <style:paragraph-properties fo:margin-left="0.5in" fo:margin-right="0in" fo:margin-top="0in" fo:margin-bottom="0.139in" loext:contextual-spacing="true" fo:line-height="0.389in" fo:text-indent="-0.5in" style:auto-text-indent="false">
        <style:tab-stops>
          <style:tab-stop style:position="0.5in"/>
        </style:tab-stops>
      </style:paragraph-properties>
      <style:text-properties fo:color="#4f272f"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Question_5f_Fillblank" style:display-name="Question_Fillblank" style:family="paragraph" style:parent-style-name="Standard" style:default-outline-level="">
      <style:paragraph-properties fo:margin-top="0in" fo:margin-bottom="0.1665in" loext: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Match" style:display-name="Question_Match" style:family="paragraph" style:parent-style-name="Standard" style:default-outline-level="">
      <style:paragraph-properties fo:margin-top="0in" fo:margin-bottom="0.1665in" loext: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MultiCh" style:display-name="Question_MultiCh" style:family="paragraph" style:parent-style-name="Standard" style:default-outline-level="">
      <style:paragraph-properties fo:margin-top="0in" fo:margin-bottom="0.1665in" loext: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TrueFalse" style:display-name="Question_TrueFalse" style:family="paragraph" style:parent-style-name="Standard" style:default-outline-level="">
      <style:paragraph-properties fo:margin-top="0in" fo:margin-bottom="0.1665in" loext: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otation" style:family="paragraph" style:parent-style-name="Standard" style:default-outline-level="">
      <style:paragraph-properties fo:text-align="center" style:justify-single-word="false"/>
      <style:text-properties fo:font-size="8pt" style:font-size-asian="8pt"/>
    </style:style>
    <style:style style:name="RefHead1" style:family="paragraph" style:parent-style-name="ReferenceHead" style:default-outline-level="">
      <style:paragraph-properties fo:margin-left="0.1972in" fo:margin-right="0in" fo:text-indent="-0.1945in" style:auto-text-indent="false"/>
    </style:style>
    <style:style style:name="RefHead2" style:family="paragraph" style:parent-style-name="ReferenceHead" style:default-outline-level="">
      <style:paragraph-properties fo:margin-left="0.3937in" fo:margin-right="0in" fo:text-indent="-0.1945in" style:auto-text-indent="false"/>
    </style:style>
    <style:style style:name="RefHead3" style:family="paragraph" style:parent-style-name="ReferenceHead" style:default-outline-level="">
      <style:paragraph-properties fo:margin-left="0.5909in" fo:margin-right="0in" fo:margin-top="0.0209in" fo:margin-bottom="0.028in" loext:contextual-spacing="false" fo:text-indent="-0.1945in" style:auto-text-indent="false"/>
    </style:style>
    <style:style style:name="RelatedArticle" style:family="paragraph" style:default-outline-level="">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Salutation" style:family="paragraph" style:parent-style-name="Standard" style:next-style-name="Standard" style:default-outline-level="" style:class="text"/>
    <style:style style:name="Speech" style:family="paragraph" style:parent-style-name="AppendixNumber" style:default-outline-level=""/>
    <style:style style:name="Spine" style:family="paragraph" style:parent-style-name="Standard" style:default-outline-level="">
      <style:paragraph-properties fo:line-height="0.25in" style:border-line-width-top="0.0102in 0.0417in 0.0209in" style:border-line-width-bottom="0.0209in 0.0417in 0.0102in" fo:padding-left="0in" fo:padding-right="0in" fo:padding-top="0.111in" fo:padding-bottom="0.1665in" fo:border-left="none" fo:border-right="none" fo:border-top="5.24pt double #000000" fo:border-bottom="5.24pt double #000000"/>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ppKeyword" style:family="paragraph" style:parent-style-name="SuppInfo" style:default-outline-level=""/>
    <style:style style:name="Contents_20_1" style:display-name="Contents 1" style:family="paragraph" style:parent-style-name="Standard" style:default-outline-level="" style:class="index"/>
    <style:style style:name="Contents_20_2" style:display-name="Contents 2" style:family="paragraph" style:parent-style-name="Standard" style:default-outline-level="" style:class="index"/>
    <style:style style:name="Contents_20_3" style:display-name="Contents 3" style:family="paragraph" style:parent-style-name="Standard" style:default-outline-level="" style:class="index"/>
    <style:style style:name="Contents_20_4" style:display-name="Contents 4" style:family="paragraph" style:parent-style-name="Standard" style:default-outline-level="" style:class="index"/>
    <style:style style:name="Index_20_Heading" style:display-name="Index Heading" style:family="paragraph" style:parent-style-name="Heading" style:class="index"/>
    <style:style style:name="Contents_20_Heading" style:display-name="Contents Heading" style:family="paragraph" style:parent-style-name="Standard" style:default-outline-level="" style:class="index"/>
    <style:style style:name="Translation" style:family="paragraph" style:parent-style-name="Extract" style:default-outline-level="">
      <style:text-properties fo:color="#7030a0"/>
    </style:style>
    <style:style style:name="Update" style:family="paragraph" style:parent-style-name="Standard" style:default-outline-level="">
      <style:paragraph-properties fo:margin-left="0in" fo:margin-right="0in" fo:line-height="0.389in" fo:text-indent="0.5in" style:auto-text-indent="false" fo:padding-left="0in" fo:padding-right="0in" fo:padding-top="0.0835in" fo:padding-bottom="0.222in" fo:border-left="none" fo:border-right="none" fo:border-top="0.51pt dashed #000000" fo:border-bottom="0.51pt dashed #000000"/>
      <style:text-properties fo:color="#760016"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Value" style:family="paragraph" style:parent-style-name="Standard" style:next-style-name="Standard" style:default-outline-level=""/>
    <style:style style:name="Video" style:family="paragraph" style:parent-style-name="Standard" style:default-outline-level="">
      <style:paragraph-properties fo:margin-top="0in" fo:margin-bottom="0.0835in" loext:contextual-spacing="false" fo:line-height="0.1945in" fo:text-align="center" style:justify-single-word="false" fo:padding-left="0in" fo:padding-right="0in" fo:padding-top="0.111in" fo:padding-bottom="0.1665in" fo:border-left="none" fo:border-right="none" fo:border-top="0.74pt solid #000000" fo:border-bottom="0.74pt solid #000000"/>
      <style:text-properties fo:color="#ff0000" style:font-name="Arial Unicode MS" fo:font-family="'Arial Unicode MS'" style:font-family-generic="roman" style:font-pitch="variable" fo:font-size="12pt" style:font-name-asian="Arial Unicode MS1" style:font-family-asian="'Arial Unicode MS'"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Worksolution" style:family="paragraph" style:parent-style-name="Standard" style:default-outline-level="">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Yours" style:family="paragraph" style:parent-style-name="Standard" style:next-style-name="Standard" style:default-outline-level=""/>
    <style:style style:name="No_20_Spacing" style:display-name="No Spacing" style:family="paragraph" style:default-outline-level="">
      <style:paragraph-properties fo:margin-top="0in" fo:margin-bottom="0.139in" loext:contextual-spacing="false"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SidebarText" style:family="paragraph" style:parent-style-name="Standard" style:default-outline-level="">
      <style:paragraph-properties fo:margin-left="0.3299in" fo:margin-right="0in" fo:line-height="150%" fo:text-indent="0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CSHead" style:family="paragraph" style:parent-style-name="KeyWordHead" style:default-outline-level=""/>
    <style:style style:name="CCSDescription" style:family="paragraph" style:parent-style-name="KeyWords" style:default-outline-level=""/>
    <style:style style:name="AlgorithmCaption" style:family="paragraph" style:parent-style-name="Standard" style:default-outline-level="">
      <style:paragraph-properties fo:margin-top="0.0835in" fo:margin-bottom="0.139in" loext:contextual-spacing="false" fo:padding-left="0in" fo:padding-right="0in" fo:padding-top="0.028in" fo:padding-bottom="0.028in" fo:border-left="none" fo:border-right="none" fo:border-top="0.51pt solid #000000" fo:border-bottom="0.51pt solid #000000"/>
    </style:style>
    <style:style style:name="RefFormatHead" style:family="paragraph" style:parent-style-name="Standard" style:default-outline-level="">
      <style:paragraph-properties fo:margin-top="0.0417in" fo:margin-bottom="0.0417in" loext:contextual-spacing="false" fo:line-height="100%"/>
      <style:text-properties fo:font-size="8pt" fo:font-weight="bold" style:font-size-asian="8pt" style:font-weight-asian="bold"/>
    </style:style>
    <style:style style:name="RefFormatPara" style:family="paragraph" style:parent-style-name="Standard" style:default-outline-level="">
      <style:paragraph-properties fo:margin-top="0.0417in" fo:margin-bottom="0.0417in" loext:contextual-spacing="true" fo:line-height="100%"/>
      <style:text-properties fo:font-size="8pt" style:font-size-asian="8pt"/>
    </style:style>
    <style:style style:name="AppendixH4" style:family="paragraph" style:parent-style-name="Para" style:default-outline-level="">
      <style:text-properties style:language-asian="it" style:country-asian="IT"/>
    </style:style>
    <style:style style:name="Style1" style:family="paragraph" style:parent-style-name="Head4" style:default-outline-level=""/>
    <style:style style:name="PermissionBlock" style:family="paragraph" style:parent-style-name="Footnote" style:default-outline-level=""/>
    <style:style style:name="Image" style:family="paragraph" style:parent-style-name="Standard" style:default-outline-level="">
      <style:paragraph-properties fo:text-align="center" style:justify-single-word="false"/>
    </style:style>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Footer_20_Char" style:display-name="Footer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Endnote_20_Text_20_Char" style:display-name="Endnote Text Char" style:family="text" style:parent-style-name="Default_20_Paragraph_20_Font">
      <style:text-properties style:font-name="Linux Libertine" fo:font-family="'Linux Libertine'" style:font-family-generic="roman" style:font-pitch="variable" fo:language="en" fo:country="US" style:font-name-asian="Calibri1" style:font-family-asian="Calibri" style:font-family-generic-asian="system" style:font-pitch-asian="variable" style:language-asian="en" style:country-asian="US" style:font-name-complex="Arial" style:font-family-complex="Arial"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data_5f_bold" style:display-name="data_bold" style:family="text"/>
    <style:style style:name="hps" style:family="text"/>
    <style:style style:name="volume" style:family="text"/>
    <style:style style:name="page" style:family="text"/>
    <style:style style:name="short_5f_text" style:display-name="short_tex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nux Libertine" fo:font-family="'Linux Libertine'" style:font-family-generic="roman" style:font-pitch="variable" fo:language="en" fo:country="US" style:font-name-asian="Calibri1" style:font-family-asian="Calibri" style:font-family-generic-asian="system" style:font-pitch-asian="variable" style:language-asian="en" style:country-asian="US" style:font-name-complex="Arial" style:font-family-complex="Arial" style:font-family-generic-complex="system" style:font-pitch-complex="variable" style:font-size-complex="11pt"/>
    </style:style>
    <style:style style:name="Comment_20_Subject_20_Char" style:display-name="Comment Subject Char" style:family="text" style:parent-style-name="Comment_20_Text_20_Char">
      <style:text-properties style:font-name="Linux Libertine" fo:font-family="'Linux Libertine'" style:font-family-generic="roman" style:font-pitch="variable" fo:language="en" fo:country="US" fo:font-weight="bold" style:font-name-asian="Calibri1" style:font-family-asian="Calibri" style:font-family-generic-asian="system" style:font-pitch-asian="variable" style:language-asian="en" style:country-asian="US" style:font-weight-asian="bold" style:font-name-complex="Arial" style:font-family-complex="Arial" style:font-family-generic-complex="system" style:font-pitch-complex="variable" style:font-size-complex="11pt" style:font-weight-complex="bold"/>
    </style:style>
    <style:style style:name="meta-value" style:family="text"/>
    <style:style style:name="source" style:family="text"/>
    <style:style style:name="Strong" style:family="text" style:parent-style-name="Default_20_Paragraph_20_Font">
      <style:text-properties fo:font-weight="bold" style:font-weight-asian="bold" style:font-weight-complex="bold"/>
    </style:style>
    <style:style style:name="sourcepublicationdate" style:family="text"/>
    <style:style style:name="hithilite"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language="en" fo:country="US" fo:font-weight="bold" style:font-name-asian="PMingLiU" style:font-family-asian="PMingLiU" style:font-family-generic-asian="system" style:font-pitch-asian="variable" style:font-size-asian="14pt" style:language-asian="en" style:country-asian="US" style:font-weight-asian="bold" style:font-name-complex="Arial" style:font-family-complex="Arial"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70c0" style:font-name="Cambria" fo:font-family="Cambria" style:font-family-generic="roman" style:font-pitch="variable" fo:font-size="13pt" fo:language="en" fo:country="US" fo:font-weight="bold" style:font-name-asian="PMingLiU" style:font-family-asian="PMingLiU" style:font-family-generic-asian="system" style:font-pitch-asian="variable" style:font-size-asian="13pt" style:language-asian="en" style:country-asian="US" style:font-weight-asian="bold" style:font-name-complex="Arial" style:font-family-complex="Arial"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943634" style:font-name="Cambria" fo:font-family="Cambria" style:font-family-generic="roman" style:font-pitch="variable" fo:font-size="9pt" fo:language="en" fo:country="US" fo:font-weight="bold" style:font-name-asian="PMingLiU" style:font-family-asian="PMingLiU" style:font-family-generic-asian="system" style:font-pitch-asian="variable" style:font-size-asian="9pt" style:language-asian="en" style:country-asian="US" style:font-weight-asian="bold" style:font-name-complex="Arial" style:font-family-complex="Arial" style:font-family-generic-complex="system" style:font-pitch-complex="variable" style:font-size-complex="11pt" style:font-weight-complex="bold"/>
    </style:style>
    <style:style style:name="Heading_20_4_20_Char" style:display-name="Heading 4 Char" style:family="text" style:parent-style-name="Default_20_Paragraph_20_Font">
      <style:text-properties fo:color="#943634" style:font-name="Cambria" fo:font-family="Cambria" style:font-family-generic="roman" style:font-pitch="variable" fo:font-size="9pt" fo:language="en" fo:country="US" fo:font-style="italic" style:font-name-asian="PMingLiU" style:font-family-asian="PMingLiU" style:font-family-generic-asian="system" style:font-pitch-asian="variable" style:font-size-asian="9pt" style:language-asian="en" style:country-asian="US" style:font-style-asian="italic" style:font-name-complex="Arial" style:font-family-complex="Arial" style:font-family-generic-complex="system" style:font-pitch-complex="variable" style:font-size-complex="11pt" style:font-style-complex="italic" style:font-weight-complex="bold"/>
    </style:style>
    <style:style style:name="Heading_20_5_20_Char" style:display-name="Heading 5 Char" style:family="text" style:parent-style-name="Default_20_Paragraph_20_Font">
      <style:text-properties fo:color="#4f6228" style:font-name="Cambria" fo:font-family="Cambria" style:font-family-generic="roman" style:font-pitch="variable" fo:language="en" fo:country="US" fo:font-weight="bold" style:font-name-asian="PMingLiU" style:font-family-asian="PMingLiU" style:font-family-generic-asian="system" style:font-pitch-asian="variable" style:language-asian="en" style:country-asian="US" style:font-weight-asian="bold" style:font-name-complex="Arial" style:font-family-complex="Arial" style:font-family-generic-complex="system" style:font-pitch-complex="variable" style:font-size-complex="11pt"/>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DZ"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fo:language="en" fo:country="GB" fo:font-weight="bold" style:font-name-asian="Times New Roman1" style:font-family-asian="'Times New Roman'" style:font-family-generic-asian="system" style:font-pitch-asian="variable" style:font-size-asian="12pt" style:language-asian="en" style:country-asian="US" style:font-weight-asian="bold" style:font-name-complex="Arial" style:font-family-complex="Arial" style:font-family-generic-complex="system" style:font-pitch-complex="variable" style:font-size-complex="12pt" style:language-complex="ar" style:country-complex="DZ"/>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language="en" fo:country="GB"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Arial" style:font-family-complex="Arial" style:font-family-generic-complex="system" style:font-pitch-complex="variable" style:font-size-complex="12pt" style:language-complex="ar" style:country-complex="DZ" style:font-style-complex="italic"/>
    </style:style>
    <style:style style:name="Heading_20_9_20_Char" style:display-name="Heading 9 Char" style:family="text" style:parent-style-name="Default_20_Paragraph_20_Font">
      <style:text-properties style:font-name="Times New Roman" fo:font-family="'Times New Roman'" style:font-family-generic="roman" style:font-pitch="variable" fo:font-size="12pt" fo:language="en" fo:country="GB" fo:font-style="italic" style:font-name-asian="Times New Roman1" style:font-family-asian="'Times New Roman'" style:font-family-generic-asian="system" style:font-pitch-asian="variable" style:font-size-asian="12pt" style:language-asian="en" style:country-asian="US" style:font-style-asian="italic" style:font-size-complex="11pt" style:language-complex="ar" style:country-complex="DZ"/>
    </style:style>
    <style:style style:name="DOI" style:family="text" style:parent-style-name="Default_20_Paragraph_20_Font">
      <style:text-properties style:use-window-font-color="true" fo:background-color="transparent" loext:padding="0in" loext:border="non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ublisher" style:family="text" style:parent-style-name="Default_20_Paragraph_20_Font">
      <style:text-properties style:use-window-font-color="true" fo:background-color="transparent" loext:padding="0in" loext:border="none"/>
    </style:style>
    <style:style style:name="Quote_20_Char" style:display-name="Quote Char" style:family="text" style:parent-style-name="Default_20_Paragraph_20_Font">
      <style:text-properties fo:color="#00000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font-style-complex="italic"/>
    </style:style>
    <style:style style:name="URL" style:family="text" style:parent-style-name="Default_20_Paragraph_20_Font">
      <style:text-properties style:use-window-font-color="true" fo:background-color="transparent" loext:padding="0in" loext:border="none"/>
    </style:style>
    <style:style style:name="Volume" style:family="text" style:parent-style-name="Default_20_Paragraph_20_Font">
      <style:text-properties style:use-window-font-color="true" fo:background-color="transparent" loext:padding="0in" loext:border="none"/>
    </style:style>
    <style:style style:name="Pages" style:family="text" style:parent-style-name="Default_20_Paragraph_20_Font">
      <style:text-properties style:use-window-font-color="true" fo:background-color="transparent" loext:padding="0in" loext:border="none"/>
    </style:style>
    <style:style style:name="Degree" style:family="text" style:parent-style-name="Default_20_Paragraph_20_Font">
      <style:text-properties style:use-window-font-color="true" fo:background-color="transparent" loext:padding="0in" loext:border="none"/>
    </style:style>
    <style:style style:name="Role" style:family="text" style:parent-style-name="Default_20_Paragraph_20_Font">
      <style:text-properties fo:color="#92d050"/>
    </style:style>
    <style:style style:name="AbsHead_20_Char" style:display-name="AbsHead Char" style:family="text" style:parent-style-name="Default_20_Paragraph_20_Font">
      <style:text-properties style:font-name="Linux Biolinum" fo:font-family="'Linux Biolinum'" style:font-family-generic="roman" style:font-pitch="variable" fo:font-size="8pt" fo:language="fr" fo:country="FR" fo:font-weight="bold" style:font-name-asian="Calibri1" style:font-family-asian="Calibri" style:font-family-generic-asian="system" style:font-pitch-asian="variable" style:font-size-asian="8pt" style:language-asian="en" style:country-asian="US" style:font-weight-asian="bold" style:font-name-complex="Arial" style:font-family-complex="Arial" style:font-family-generic-complex="system" style:font-pitch-complex="variable" style:font-size-complex="11pt"/>
    </style:style>
    <style:style style:name="AcceptedDate" style:family="text" style:parent-style-name="Default_20_Paragraph_20_Font">
      <style:text-properties fo:color="#ff0000"/>
    </style:style>
    <style:style style:name="AckHead_20_Char" style:display-name="AckHead Char" style:family="text" style:parent-style-name="Default_20_Paragraph_20_Font">
      <style:text-properties style:font-name="Linux Biolinum" fo:font-family="'Linux Biolinum'" style:font-family-generic="roman" style:font-pitch="variable" fo:language="en" fo:country="US" style:font-name-asian="Calibri1" style:font-family-asian="Calibri" style:font-family-generic-asian="system" style:font-pitch-asian="variable" style:language-asian="en" style:country-asian="US" style:font-name-complex="Linux Biolinum1" style:font-family-complex="'Linux Biolinum'" style:font-family-generic-complex="system" style:font-pitch-complex="variable" style:font-size-complex="11pt"/>
    </style:style>
    <style:style style:name="Appendix_20_Char" style:display-name="Appendix Char" style:family="text" style:parent-style-name="Default_20_Paragraph_20_Font">
      <style:text-properties fo:color="#1f497d" style:font-name="Cambria" fo:font-family="Cambria" style:font-family-generic="roman" style:font-pitch="variable" fo:font-size="14pt" fo:language="en" fo:country="US" style:font-name-asian="Calibri1" style:font-family-asian="Calibri" style:font-family-generic-asian="system" style:font-pitch-asian="variable" style:font-size-asian="14pt" style:language-asian="en" style:country-asian="US" style:font-name-complex="Arial" style:font-family-complex="Arial" style:font-family-generic-complex="system" style:font-pitch-complex="variable" style:font-size-complex="11pt"/>
    </style:style>
    <style:style style:name="ArticleTitle" style:family="text" style:parent-style-name="Default_20_Paragraph_20_Font">
      <style:text-properties style:use-window-font-color="true" fo:background-color="transparent" loext:padding="0in" loext:border="none"/>
    </style:style>
    <style:style style:name="author-comment" style:family="text" style:parent-style-name="Default_20_Paragraph_20_Font">
      <style:text-properties fo:color="#8064a2"/>
    </style:style>
    <style:style style:name="Authors_20_Char" style:display-name="Authors Char" style:family="text" style:parent-style-name="Default_20_Paragraph_20_Font">
      <style:text-properties style:font-name="Linux Biolinum" fo:font-family="'Linux Biolinum'"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Linux Biolinum1" style:font-family-complex="'Linux Biolinum'" style:font-family-generic-complex="system" style:font-pitch-complex="variable" style:font-size-complex="11pt"/>
    </style:style>
    <style:style style:name="BookTitle" style:family="text" style:parent-style-name="Default_20_Paragraph_20_Font">
      <style:text-properties style:use-window-font-color="true" fo:background-color="transparent" loext:padding="0in" loext:border="none"/>
    </style:style>
    <style:style style:name="City" style:family="text" style:parent-style-name="Default_20_Paragraph_20_Font">
      <style:text-properties style:use-window-font-color="true" fo:background-color="transparent" loext:padding="0in" loext:border="none"/>
    </style:style>
    <style:style style:name="Collab" style:family="text" style:parent-style-name="Default_20_Paragraph_20_Font">
      <style:text-properties style:use-window-font-color="true" fo:background-color="transparent" loext:padding="0in" loext:border="none"/>
    </style:style>
    <style:style style:name="ConfDate" style:family="text" style:parent-style-name="Default_20_Paragraph_20_Font">
      <style:text-properties fo:color="#ff0066" style:font-name="Times New Roman" fo:font-family="'Times New Roman'" style:font-family-generic="roman" style:font-pitch="variable" fo:font-size="10pt" style:font-size-asian="10pt"/>
    </style:style>
    <style:style style:name="ConfLoc" style:family="text" style:parent-style-name="Default_20_Paragraph_20_Font">
      <style:text-properties fo:color="#003300" fo:background-color="#9999ff" loext:padding="0in" loext:border="none"/>
    </style:style>
    <style:style style:name="ConfName" style:family="text" style:parent-style-name="Default_20_Paragraph_20_Font">
      <style:text-properties fo:color="#15bdbd"/>
    </style:style>
    <style:style style:name="Correspondence_20_Char" style:display-name="Correspondence Char" style:family="text" style:parent-style-name="Default_20_Paragraph_20_Font">
      <style:text-properties fo:color="#215868"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Country" style:family="text" style:parent-style-name="Default_20_Paragraph_20_Font">
      <style:text-properties style:use-window-font-color="true" fo:background-color="transparent" loext:padding="0in" loext:border="none"/>
    </style:style>
    <style:style style:name="DisplayFormula_20_Char" style:display-name="DisplayFormula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EdFirstName" style:family="text" style:parent-style-name="Default_20_Paragraph_20_Font">
      <style:text-properties style:use-window-font-color="true" fo:background-color="transparent" loext:padding="0in" loext:border="none"/>
    </style:style>
    <style:style style:name="Edition" style:family="text" style:parent-style-name="Default_20_Paragraph_20_Font">
      <style:text-properties style:use-window-font-color="true" fo:background-color="transparent" loext:padding="0in" loext:border="none"/>
    </style:style>
    <style:style style:name="EdSurname" style:family="text" style:parent-style-name="Default_20_Paragraph_20_Font">
      <style:text-properties style:use-window-font-color="true" fo:background-color="transparent" loext:padding="0in" loext:border="none"/>
    </style:style>
    <style:style style:name="Email" style:family="text" style:parent-style-name="Default_20_Paragraph_20_Font">
      <style:text-properties fo:color="#0808b8"/>
    </style:style>
    <style:style style:name="Fax" style:family="text" style:parent-style-name="Default_20_Paragraph_20_Font">
      <style:text-properties fo:color="#c00000"/>
    </style:style>
    <style:style style:name="FigureCaption_20_Char" style:display-name="FigureCaption Char" style:family="text" style:parent-style-name="Default_20_Paragraph_20_Font">
      <style:text-properties style:font-name="Linux Biolinum" fo:font-family="'Linux Biolinum'"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Linux Biolinum1" style:font-family-complex="'Linux Biolinum'" style:font-family-generic-complex="system" style:font-pitch-complex="variable" style:font-size-complex="11pt"/>
    </style:style>
    <style:style style:name="FirstName" style:family="text" style:parent-style-name="Default_20_Paragraph_20_Font">
      <style:text-properties style:use-window-font-color="true" fo:background-color="transparent" loext:padding="0in" loext:border="none"/>
    </style:style>
    <style:style style:name="focus" style:family="text" style:parent-style-name="Default_20_Paragraph_20_Font"/>
    <style:style style:name="FundAgency" style:family="text" style:parent-style-name="Default_20_Paragraph_20_Font">
      <style:text-properties fo:color="#666699"/>
    </style:style>
    <style:style style:name="FundNumber" style:family="text" style:parent-style-name="Default_20_Paragraph_20_Font">
      <style:text-properties fo:color="#9900ff"/>
    </style:style>
    <style:style style:name="Issue" style:family="text" style:parent-style-name="Default_20_Paragraph_20_Font">
      <style:text-properties style:use-window-font-color="true" fo:background-color="transparent" loext:padding="0in" loext:border="none"/>
    </style:style>
    <style:style style:name="JournalTitle" style:family="text" style:parent-style-name="Default_20_Paragraph_20_Font">
      <style:text-properties style:use-window-font-color="true" fo:background-color="transparent" loext:padding="0in" loext:border="none"/>
    </style:style>
    <style:style style:name="Label" style:family="text" style:parent-style-name="Default_20_Paragraph_20_Font">
      <style:text-properties style:use-window-font-color="true" style:font-name="Linux Libertine" fo:font-family="'Linux Libertine'" style:font-family-generic="roman" style:font-pitch="variable" fo:font-weight="normal" style:font-weight-asian="normal"/>
    </style:style>
    <style:style style:name="MiscDate" style:family="text" style:parent-style-name="Default_20_Paragraph_20_Font">
      <style:text-properties fo:color="#7030a0"/>
    </style:style>
    <style:style style:name="name-alternative" style:family="text" style:parent-style-name="Default_20_Paragraph_20_Font">
      <style:text-properties fo:color="#0d0d0d"/>
    </style:style>
    <style:style style:name="OrgDiv" style:family="text" style:parent-style-name="Default_20_Paragraph_20_Font">
      <style:text-properties fo:color="#548dd4"/>
    </style:style>
    <style:style style:name="OrgName" style:family="text" style:parent-style-name="Default_20_Paragraph_20_Font">
      <style:text-properties fo:color="#17365d"/>
    </style:style>
    <style:style style:name="PatentNum" style:family="text" style:parent-style-name="Default_20_Paragraph_20_Font">
      <style:text-properties fo:color="#0000ff"/>
    </style:style>
    <style:style style:name="Phone" style:family="text" style:parent-style-name="Default_20_Paragraph_20_Font">
      <style:text-properties fo:color="#a0502c"/>
    </style:style>
    <style:style style:name="PinCode" style:family="text" style:parent-style-name="Default_20_Paragraph_20_Font">
      <style:text-properties fo:color="#808000"/>
    </style:style>
    <style:style style:name="Placeholder_20_Text" style:display-name="Placeholder Text" style:family="text" style:parent-style-name="Default_20_Paragraph_20_Font">
      <style:text-properties fo:color="#808080"/>
    </style:style>
    <style:style style:name="Prefix" style:family="text" style:parent-style-name="Default_20_Paragraph_20_Font">
      <style:text-properties style:use-window-font-color="true" fo:background-color="transparent" loext:padding="0in" loext:border="none"/>
    </style:style>
    <style:style style:name="ReceivedDate" style:family="text" style:parent-style-name="Default_20_Paragraph_20_Font">
      <style:text-properties fo:color="#00b050"/>
    </style:style>
    <style:style style:name="RefMisc" style:family="text" style:parent-style-name="Default_20_Paragraph_20_Font">
      <style:text-properties style:use-window-font-color="true" fo:background-color="transparent" loext:padding="0in" loext:border="none"/>
    </style:style>
    <style:style style:name="RevisedDate" style:family="text" style:parent-style-name="Default_20_Paragraph_20_Font">
      <style:text-properties fo:color="#0070c0"/>
    </style:style>
    <style:style style:name="State" style:family="text" style:parent-style-name="Default_20_Paragraph_20_Font">
      <style:text-properties fo:color="#a70b38"/>
    </style:style>
    <style:style style:name="Street" style:family="text" style:parent-style-name="Default_20_Paragraph_20_Font">
      <style:text-properties style:use-window-font-color="true" fo:background-color="transparent" loext:padding="0in" loext:border="none"/>
    </style:style>
    <style:style style:name="Suffix" style:family="text" style:parent-style-name="Default_20_Paragraph_20_Font">
      <style:text-properties style:use-window-font-color="true" fo:background-color="transparent" loext:padding="0in" loext:border="none"/>
    </style:style>
    <style:style style:name="Surname" style:family="text" style:parent-style-name="Default_20_Paragraph_20_Font">
      <style:text-properties style:use-window-font-color="true" fo:background-color="transparent" loext:padding="0in" loext:border="none"/>
    </style:style>
    <style:style style:name="TableCaption_20_Char" style:display-name="TableCaption Char" style:family="text" style:parent-style-name="Default_20_Paragraph_20_Font">
      <style:text-properties style:font-name="Linux Biolinum" fo:font-family="'Linux Biolinum'"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Linux Biolinum1" style:font-family-complex="'Linux Biolinum'" style:font-family-generic-complex="system" style:font-pitch-complex="variable" style:font-size-complex="11pt"/>
    </style:style>
    <style:style style:name="TableFootnote_20_Char" style:display-name="TableFootnote Char" style:family="text" style:parent-style-name="Default_20_Paragraph_20_Font">
      <style:text-properties style:font-name="Linux Libertine" fo:font-family="'Linux Libertine'" style:font-family-generic="roman" style:font-pitch="variable" fo:font-size="7pt" fo:language="en" fo:country="US" style:font-name-asian="Calibri1" style:font-family-asian="Calibri" style:font-family-generic-asian="system" style:font-pitch-asian="variable" style:font-size-asian="7pt" style:language-asian="en" style:country-asian="US" style:font-name-complex="Linux Libertine1" style:font-family-complex="'Linux Libertine'" style:font-family-generic-complex="system" style:font-pitch-complex="variable" style:font-size-complex="11pt"/>
    </style:style>
    <style:style style:name="TransTitle" style:family="text" style:parent-style-name="Default_20_Paragraph_20_Font">
      <style:text-properties fo:color="#e36c0a"/>
    </style:style>
    <style:style style:name="Year" style:family="text" style:parent-style-name="Default_20_Paragraph_20_Font">
      <style:text-properties style:use-window-font-color="true" fo:background-color="transparent" loext:padding="0in" loext:border="none"/>
    </style:style>
    <style:style style:name="Date_20_Char" style:display-name="Date Char" style:family="text" style:parent-style-name="Default_20_Paragraph_20_Font"/>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name-asian="PMingLiU" style:font-family-asian="PMingLiU" style:font-family-generic-asian="system" style:font-pitch-asian="variable" style:font-size-asian="12pt" style:font-style-asian="italic" style:font-name-complex="Arial" style:font-family-complex="Arial" style:font-family-generic-complex="system" style:font-pitch-complex="variable" style:font-size-complex="12pt" style:font-style-complex="italic"/>
    </style:style>
    <style:style style:name="DisplayFormulaUnnum_20_Char" style:display-name="DisplayFormulaUnnum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FigureUnnum_20_Char" style:display-name="FigureUnnum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PresentAddress_20_Char" style:display-name="PresentAddress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ParaContinue_20_Char" style:display-name="ParaContinue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AuthorBio_20_Char" style:display-name="AuthorBio Char" style:family="text" style:parent-style-name="Default_20_Paragraph_20_Font">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Proceeding" style:family="text" style:parent-style-name="Default_20_Paragraph_20_Font">
      <style:text-properties style:use-window-font-color="true" fo:background-color="transparent" loext:padding="0in" loext:border="none"/>
    </style:style>
    <style:style style:name="Report" style:family="text" style:parent-style-name="Default_20_Paragraph_20_Font">
      <style:text-properties fo:background-color="transparent" loext:padding="0in" loext:border="none"/>
    </style:style>
    <style:style style:name="Thesis" style:family="text" style:parent-style-name="Default_20_Paragraph_20_Font">
      <style:text-properties style:use-window-font-color="true" fo:background-color="transparent" loext:padding="0in" loext:border="none"/>
    </style:style>
    <style:style style:name="Issn" style:family="text" style:parent-style-name="Default_20_Paragraph_20_Font">
      <style:text-properties fo:background-color="transparent" loext:padding="0in" loext:border="none"/>
    </style:style>
    <style:style style:name="Isbn" style:family="text" style:parent-style-name="Default_20_Paragraph_20_Font">
      <style:text-properties fo:background-color="transparent" loext:padding="0in" loext:border="none"/>
    </style:style>
    <style:style style:name="Coden" style:family="text" style:parent-style-name="Default_20_Paragraph_20_Font">
      <style:text-properties style:use-window-font-color="true" fo:background-color="transparent" loext:padding="0in" loext:border="none"/>
    </style:style>
    <style:style style:name="Patent" style:family="text" style:parent-style-name="Default_20_Paragraph_20_Font">
      <style:text-properties style:use-window-font-color="true" fo:background-color="transparent" loext:padding="0in" loext:border="none"/>
    </style:style>
    <style:style style:name="MiddleName" style:family="text" style:parent-style-name="Default_20_Paragraph_20_Font">
      <style:text-properties style:use-window-font-color="true" fo:background-color="transparent" loext:padding="0in" loext:border="none"/>
    </style:style>
    <style:style style:name="Query" style:family="text" style:parent-style-name="Default_20_Paragraph_20_Font">
      <style:text-properties fo:background-color="#ffff0f" loext:padding="0in" loext:border="none"/>
    </style:style>
    <style:style style:name="EdMiddleName" style:family="text" style:parent-style-name="Default_20_Paragraph_20_Font">
      <style:text-properties fo:background-color="transparent" loext:padding="0in" loext:border="none"/>
    </style:style>
    <style:style style:name="GrantNumber" style:family="text" style:parent-style-name="FundingNumber">
      <style:text-properties fo:color="#9900ff"/>
    </style:style>
    <style:style style:name="GrantSponser" style:family="text" style:parent-style-name="FundingAgency">
      <style:text-properties fo:color="#666699"/>
    </style:style>
    <style:style style:name="FundingNumber" style:family="text" style:parent-style-name="Default_20_Paragraph_20_Font">
      <style:text-properties fo:color="#9900ff"/>
    </style:style>
    <style:style style:name="FundingAgency" style:family="text" style:parent-style-name="Default_20_Paragraph_20_Font">
      <style:text-properties fo:color="#ff0000"/>
    </style:style>
    <style:style style:name="Subtitle_20_Char1" style:display-name="Subtitle Char1" style:family="text" style:parent-style-name="Default_20_Paragraph_20_Font">
      <style:text-properties style:font-name="Linux Biolinum" fo:font-family="'Linux Biolinum'" style:font-family-generic="roman" style:font-pitch="variable" fo:font-size="12pt" fo:language="en" fo:country="US" style:font-name-asian="PMingLiU" style:font-family-asian="PMingLiU" style:font-family-generic-asian="system" style:font-pitch-asian="variable" style:font-size-asian="12pt" style:language-asian="en" style:country-asian="US" style:font-name-complex="Arial" style:font-family-complex="Arial" style:font-family-generic-complex="system" style:font-pitch-complex="variable" style:font-size-complex="12pt" style:font-style-complex="italic"/>
    </style:style>
    <style:style style:name="ListTitle" style:family="text" style:parent-style-name="Label">
      <style:text-properties style:use-window-font-color="true" style:font-name="Linux Biolinum" fo:font-family="'Linux Biolinum'" style:font-family-generic="roman" style:font-pitch="variable" fo:font-size="9pt" fo:font-weight="bold" style:font-size-asian="9pt" style:font-weight-asian="bold"/>
    </style:style>
    <style:style style:name="Isource" style:family="text" style:parent-style-name="ListTitle">
      <style:text-properties fo:color="#c0504d" style:font-name="Linux Biolinum" fo:font-family="'Linux Biolinum'" style:font-family-generic="roman" style:font-pitch="variable" fo:font-size="9pt" fo:font-weight="bold" style:font-size-asian="9pt" style:font-weight-asian="bold"/>
    </style:style>
    <style:style style:name="AltName" style:family="text" style:parent-style-name="Default_20_Paragraph_20_Font">
      <style:text-properties fo:color="#403152"/>
    </style:style>
    <style:style style:name="MTDisplayEquation_20_Char" style:display-name="MTDisplayEquation Char" style:family="text" style:parent-style-name="Default_20_Paragraph_20_Font">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MTConvertedEquation" style:family="text" style:parent-style-name="Default_20_Paragraph_20_Font">
      <style:text-properties fo:font-size="14pt" style:font-size-asian="14pt" style:font-size-complex="14pt"/>
    </style:style>
    <style:style style:name="Footnote_20_Text_20_Char" style:display-name="Footnote Text Char" style:family="text" style:parent-style-name="Default_20_Paragraph_20_Font">
      <style:text-properties style:font-name="Linux Libertine" fo:font-family="'Linux Libertine'" style:font-family-generic="roman" style:font-pitch="variable" fo:font-size="7pt" fo:language="en" fo:country="US" style:font-name-asian="Calibri1" style:font-family-asian="Calibri" style:font-family-generic-asian="system" style:font-pitch-asian="variable" style:font-size-asian="7pt" style:language-asian="en" style:country-asian="US" style:font-name-complex="Arial" style:font-family-complex="Arial" style:font-family-generic-complex="system" style:font-pitch-complex="variable" style:font-size-complex="11pt"/>
    </style:style>
    <style:style style:name="SIGPLAN_20_Code" style:display-name="SIGPLAN Code" style:family="text" style:parent-style-name="Default_20_Paragraph_20_Font">
      <style:text-properties style:font-name="Lucida Console" fo:font-family="'Lucida Console'" style:font-family-generic="roman" style:font-pitch="variable" fo:font-size="8pt" style:font-size-asian="8pt"/>
    </style:style>
    <style:style style:name="SIGPLAN_20_Computer" style:display-name="SIGPLAN Computer" style:family="text" style:parent-style-name="Default_20_Paragraph_20_Font">
      <style:text-properties style:font-name="Trebuchet MS" fo:font-family="'Trebuchet MS'" style:font-family-generic="roman" style:font-pitch="variable" fo:font-size="8pt" style:font-size-asian="8pt"/>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Default_20_Paragraph_20_Fon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BookSeries" style:family="text"/>
    <style:style style:name="CJK" style:family="text"/>
    <style:style style:name="Correct" style:family="text" style:parent-style-name="Default_20_Paragraph_20_Font">
      <style:text-properties fo:color="#0070c0" fo:font-weight="bold" style:font-weight-asian="bold"/>
    </style:style>
    <style:style style:name="EpreprintDate" style:family="text" style:parent-style-name="Default_20_Paragraph_20_Font">
      <style:text-properties fo:background-color="#b8cce4" loext:padding="0in" loext:border="none"/>
    </style:style>
    <style:style style:name="EqnCount" style:family="text" style:parent-style-name="Default_20_Paragraph_20_Font">
      <style:text-properties fo:color="#0000ff"/>
    </style:style>
    <style:style style:name="eSlide" style:family="text" style:parent-style-name="Default_20_Paragraph_20_Font">
      <style:text-properties fo:color="#ff0000"/>
    </style:style>
    <style:style style:name="FigCount" style:family="text" style:parent-style-name="Default_20_Paragraph_20_Font">
      <style:text-properties fo:color="#0000ff"/>
    </style:style>
    <style:style style:name="Orcid" style:family="text" style:parent-style-name="Default_20_Paragraph_20_Font">
      <style:text-properties fo:color="#7030a0"/>
    </style:style>
    <style:style style:name="RefCount" style:family="text" style:parent-style-name="Default_20_Paragraph_20_Font">
      <style:text-properties fo:color="#0000ff"/>
    </style:style>
    <style:style style:name="RevisedDate1" style:family="text" style:parent-style-name="Default_20_Paragraph_20_Font">
      <style:text-properties fo:color="#5f497a"/>
    </style:style>
    <style:style style:name="RevisedDate2" style:family="text" style:parent-style-name="Default_20_Paragraph_20_Font">
      <style:text-properties fo:color="#e36c0a"/>
    </style:style>
    <style:style style:name="Salutation_20_Char" style:display-name="Salutation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Subject1" style:family="text" style:parent-style-name="Default_20_Paragraph_20_Font">
      <style:text-properties fo:color="#002060" style:font-name="Times New Roman" fo:font-family="'Times New Roman'" style:font-family-generic="roman" style:font-pitch="variable" fo:font-size="10pt" style:font-size-asian="10pt"/>
    </style:style>
    <style:style style:name="Subject2" style:family="text" style:parent-style-name="Subject1">
      <style:text-properties fo:color="#002060" style:font-name="Times New Roman" fo:font-family="'Times New Roman'" style:font-family-generic="roman" style:font-pitch="variable" fo:font-size="10pt" style:font-size-asian="10pt"/>
    </style:style>
    <style:style style:name="TblCount" style:family="text" style:parent-style-name="Default_20_Paragraph_20_Font">
      <style:text-properties fo:color="#0000ff"/>
    </style:style>
    <style:style style:name="page_20_number" style:display-name="page number" style:family="text" style:parent-style-name="Default_20_Paragraph_20_Font">
      <style:text-properties style:font-name="Linux Libertine" fo:font-family="'Linux Libertine'" style:font-family-generic="roman" style:font-pitch="variable" fo:font-size="7pt" style:font-size-asian="7pt"/>
    </style:style>
    <style:style style:name="line_20_number" style:display-name="line number" style:family="text" style:parent-style-name="Default_20_Paragraph_20_Font">
      <style:text-properties fo:font-size="8pt" style:font-size-asian="8pt"/>
    </style:style>
    <style:style style:name="KeyTerm" style:family="text" style:parent-style-name="Default_20_Paragraph_20_Font">
      <style:text-properties fo:color="#e36c0a"/>
    </style:style>
    <style:style style:name="OtherTitle" style:family="text" style:parent-style-name="Default_20_Paragraph_20_Font">
      <style:text-properties fo:background-color="#b6dde8" loext:padding="0in" loext:border="none"/>
    </style:style>
    <style:style style:name="term-InText" style:family="text"/>
    <style:style style:name="ArticleNumber" style:family="text" style:parent-style-name="Default_20_Paragraph_20_Font">
      <style:text-properties fo:color="#7030a0"/>
    </style:style>
    <style:style style:name="ListLabel_20_1" style:display-name="ListLabel 1" style:family="text">
      <style:text-properties fo:font-size="11pt" style:font-size-asian="11pt"/>
    </style:style>
    <style:style style:name="ListLabel_20_2" style:display-name="ListLabel 2" style:family="text">
      <style:text-properties style:font-name-asian="PMingLiU" style:font-family-asian="PMingLiU"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size="10pt" fo:font-style="normal" fo:font-weight="normal" style:font-size-asian="10pt" style:font-style-asian="normal" style:font-weight-asian="normal"/>
    </style:style>
    <style:style style:name="ListLabel_20_11" style:display-name="ListLabel 11" style:family="text">
      <style:text-properties style:use-window-font-color="true" fo:font-style="normal" fo:font-weight="normal" style:font-style-asian="normal" style:font-weight-asian="normal"/>
    </style:style>
    <style:style style:name="ListLabel_20_12" style:display-name="ListLabel 12" style:family="text">
      <style:text-properties fo:font-size="10pt" fo:font-style="normal" fo:font-weight="normal" style:font-size-asian="10pt" style:font-style-asian="normal" style:font-weight-asian="normal"/>
    </style:style>
    <style:style style:name="ListLabel_20_13" style:display-name="ListLabel 13" style:family="text">
      <style:text-properties fo:font-size="10pt" fo:font-style="normal" fo:font-weight="normal" style:font-size-asian="10pt" style:font-style-asian="normal" style:font-weight-asian="normal"/>
    </style:style>
    <style:style style:name="ListLabel_20_14" style:display-name="ListLabel 14" style:family="text">
      <style:text-properties fo:font-size="12pt" style:font-size-asian="12pt"/>
    </style:style>
    <style:style style:name="ListLabel_20_15" style:display-name="ListLabel 15" style:family="text">
      <style:text-properties fo:font-size="12pt" style:font-size-asian="12pt"/>
    </style:style>
    <style:style style:name="ListLabel_20_16" style:display-name="ListLabel 16" style:family="text">
      <style:text-properties fo:font-size="12pt" style:font-size-asian="12pt"/>
    </style:style>
    <style:style style:name="ListLabel_20_17" style:display-name="ListLabel 17" style:family="text">
      <style:text-properties fo:font-size="12pt" style:font-size-asian="12pt"/>
    </style:style>
    <style:style style:name="ListLabel_20_18" style:display-name="ListLabel 18" style:family="text">
      <style:text-properties fo:font-size="12pt" style:font-size-asian="12pt"/>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a" style:num-letter-sync="true" text:display-levels="2">
        <style:list-level-properties text:list-level-position-and-space-mode="label-alignment">
          <style:list-level-label-alignment text:label-followed-by="listtab" fo:text-indent="-0.3in" fo:margin-left="0.8in"/>
        </style:list-level-properties>
      </text:outline-level-style>
      <text:outline-level-style text:level="7" style:num-format="i" text:display-levels="2">
        <style:list-level-properties text:list-level-position-and-space-mode="label-alignment" fo:text-align="end">
          <style:list-level-label-alignment text:label-followed-by="listtab" fo:text-indent="-0.2in" fo:margin-left="0.9in"/>
        </style:list-level-properties>
      </text:outline-level-style>
      <text:outline-level-style text:level="8" style:num-format="a" style:num-letter-sync="true" text:display-levels="2">
        <style:list-level-properties text:list-level-position-and-space-mode="label-alignment">
          <style:list-level-label-alignment text:label-followed-by="listtab" fo:text-indent="-0.3in" fo:margin-left="1in"/>
        </style:list-level-properties>
      </text:outline-level-style>
      <text:outline-level-style text:level="9" style:num-format="i" text:display-levels="2">
        <style:list-level-properties text:list-level-position-and-space-mode="label-alignment" fo:text-align="end">
          <style:list-level-label-alignment text:label-followed-by="listtab"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IGPLAN_20_List_20_bullet" style:display-name="SIGPLAN List bulle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IGPLAN_20_List_20_letter" style:display-name="SIGPLAN List letter">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IGPLAN_20_List_20_number" style:display-name="SIGPLAN List number">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6"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pitch="fixed"/>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7"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pitch="fixed"/>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space"/>
        </style:list-level-properties>
      </text:list-level-style-number>
      <text:list-level-style-number text:level="7" style:num-format="1" text:display-levels="7">
        <style:list-level-properties text:list-level-position-and-space-mode="label-alignment">
          <style:list-level-label-alignment text:label-followed-by="space"/>
        </style:list-level-properties>
      </text:list-level-style-number>
      <text:list-level-style-number text:level="8" style:num-format="1" text:display-levels="8">
        <style:list-level-properties text:list-level-position-and-space-mode="label-alignment">
          <style:list-level-label-alignment text:label-followed-by="space"/>
        </style:list-level-properties>
      </text:list-level-style-number>
      <text:list-level-style-number text:level="9" style:num-format="1" text:display-levels="9">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0071in" fo:text-indent="-0.0035in" fo:margin-left="0.0071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8" text:bullet-char="-">
        <style:list-level-properties text:list-level-position-and-space-mode="label-alignment">
          <style:list-level-label-alignment text:label-followed-by="listtab" text:list-tab-stop-position="0.35in" fo:text-indent="-0.35in" fo:margin-left="0.35in"/>
        </style:list-level-properties>
        <style:text-properties fo:font-family="'Times New Roman'" style:font-style-name="Regular" style:font-pitch="variable"/>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 text:bullet-char="-">
        <style:list-level-properties text:list-level-position-and-space-mode="label-alignment">
          <style:list-level-label-alignment text:label-followed-by="listtab" text:list-tab-stop-position="0.7in" fo:text-indent="-0.35in" fo:margin-left="0.7in"/>
        </style:list-level-properties>
        <style:text-properties fo:font-family="'Times New Roman'" style:font-style-name="Regular" style:font-pitch="variable"/>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11"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3" text:style-name="ListLabel_20_12"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13" style:num-format="i" text:display-levels="2">
        <style:list-level-properties text:list-level-position-and-space-mode="label-alignment">
          <style:list-level-label-alignment text:label-followed-by="listtab" text:list-tab-stop-position="1.25in" fo:text-indent="-0.25in" fo:margin-left="1in"/>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text:list-tab-stop-position="1in" fo:text-indent="-0.75in" fo:margin-left="0.75in"/>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text:list-tab-stop-position="1.25in" fo:text-indent="-1in" fo:margin-left="1in"/>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7in" fo:text-indent="-0.35in" fo:margin-left="0.7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2535in" fo:text-indent="-0.25in" fo:margin-left="0.253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I">
        <style:list-level-properties text:list-level-position-and-space-mode="label-alignment">
          <style:list-level-label-alignment text:label-followed-by="listtab" text:list-tab-stop-position="0.5in" fo:text-indent="-0.35in" fo:margin-left="0.3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3in" fo:margin-left="0.5in"/>
        </style:list-level-properties>
      </text:list-level-style-number>
      <text:list-level-style-number text:level="4" style:num-format="i" text:display-levels="2">
        <style:list-level-properties text:list-level-position-and-space-mode="label-alignment" fo:text-align="end">
          <style:list-level-label-alignment text:label-followed-by="listtab" fo:text-indent="-0.1in" fo:margin-left="0.6in"/>
        </style:list-level-properties>
      </text:list-level-style-number>
      <text:list-level-style-number text:level="5" style:num-format="1" text:display-levels="2">
        <style:list-level-properties text:list-level-position-and-space-mode="label-alignment">
          <style:list-level-label-alignment text:label-followed-by="listtab" fo:text-indent="-0.3in" fo:margin-left="0.7in"/>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3in" fo:margin-left="0.8in"/>
        </style:list-level-properties>
      </text:list-level-style-number>
      <text:list-level-style-number text:level="7" style:num-format="i" text:display-levels="2">
        <style:list-level-properties text:list-level-position-and-space-mode="label-alignment" fo:text-align="end">
          <style:list-level-label-alignment text:label-followed-by="listtab" fo:text-indent="-0.2in" fo:margin-left="0.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3in" fo:margin-left="1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style:num-format="a" style:num-letter-sync="true" text:display-levels="2">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style:num-format="a" style:num-letter-sync="true" text:display-levels="2">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style:num-format="a" style:num-letter-sync="true" text:display-levels="2">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style:num-format="a" style:num-letter-sync="true" text:display-levels="2">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style:num-format="a" style:num-letter-sync="true" text:display-levels="2">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style:num-format="a" style:num-letter-sync="true" text:display-levels="2">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style:num-format="a" style:num-letter-sync="true" text:display-levels="2">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style:num-format="a" style:num-letter-sync="true" text:display-levels="2">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style:num-format="1" text:display-levels="2">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style:num-format="1" text:display-levels="2">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style:num-format="1" text:display-levels="2">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style:num-format="1" text:display-levels="2">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style:num-format="1" text:display-levels="2">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style:num-format="1" text:display-levels="2">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style:num-format="1" text:display-levels="2">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style:num-format="1" text:display-levels="2">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P2" style:family="paragraph" style:parent-style-name="Footer">
      <style:paragraph-properties fo:margin-left="0in" fo:margin-right="0.25in" fo:text-indent="0in" style:auto-text-indent="false"/>
    </style:style>
    <style:style style:name="MP3" style:family="paragraph" style:parent-style-name="Footer">
      <style:text-properties fo:font-size="7pt" style:font-size-asian="7pt" style:font-name-complex="Linux Libertine1"/>
    </style:style>
    <style:style style:name="MT1" style:family="text">
      <style:text-properties style:font-name="Linux Biolinum" style:font-name-complex="Linux Biolinum1"/>
    </style:style>
    <style:style style:name="MT2" style:family="text">
      <style:text-properties style:font-name="Linux Biolinum" fo:font-size="9pt" style:font-size-asian="9pt" style:font-name-complex="Linux Biolinum1"/>
    </style:style>
    <style:style style:name="MT3" style:family="text">
      <style:text-properties style:font-name="Linux Biolinum" officeooo:rsid="0094cd88" style:font-name-complex="Linux Biolinum1"/>
    </style:style>
    <style:style style:name="MT4" style:family="text">
      <style:text-properties style:font-name-complex="Linux Libertine1"/>
    </style:style>
    <style:page-layout style:name="Mpm1">
      <style:page-layout-properties fo:page-width="8.5in" fo:page-height="11in" style:num-format="1" style:print-orientation="portrait" fo:margin-top="0.75in" fo:margin-bottom="1.028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1in" fo:margin-left="0in" fo:margin-right="0in" fo:margin-bottom="0.3217in" style:dynamic-spacing="true"/>
      </style:header-style>
      <style:footer-style>
        <style:header-footer-properties fo:min-height="0.2917in" fo:margin-left="0in" fo:margin-right="0in" fo:margin-top="0.252in" style:dynamic-spacing="true"/>
      </style:footer-style>
    </style:page-layout>
    <style:page-layout style:name="Mpm2">
      <style:page-layout-properties fo:page-width="8.5in" fo:page-height="11in" style:num-format="1" style:print-orientation="portrait" fo:margin-top="1.111in" fo:margin-bottom="1.028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17in" fo:margin-left="0in" fo:margin-right="0in" fo:margin-top="0.252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252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1.111in" fo:margin-bottom="1.028in" fo:margin-left="0.75in" fo:margin-right="0.7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17in" fo:margin-left="0in" fo:margin-right="0in" fo:margin-top="0.252in" style:dynamic-spacing="true"/>
      </style:footer-style>
    </style:page-layout>
  </office:automatic-styles>
  <office:master-styles>
    <style:master-page style:name="Standard" style:page-layout-name="Mpm1">
      <style:header>
        <text:p text:style-name="Header"><text:span text:style-name="MT1"><text:tab/>Magnetic Normal Modes of Bi-Component Permalloy Structures • </text:span><text:span text:style-name="page_20_number"><text:span text:style-name="MT2">XX:</text:span></text:span><text:span text:style-name="page_20_number"><text:span text:style-name="MT2"><text:page-number text:select-page="current">3</text:page-number></text:span></text:span></text:p>
        <text:p text:style-name="MP1"/>
      </style:header>
      <style:header-left>
        <text:p text:style-name="Header"><text:span text:style-name="page_20_number"><text:span text:style-name="MT2">XX:</text:span></text:span><text:span text:style-name="page_20_number"><text:span text:style-name="MT2"><text:page-number text:select-page="current">2</text:page-number></text:span></text:span><text:span text:style-name="MT1"> • </text:span><text:span text:style-name="MT3">Thoriq, Rizqy Farhan </text:span><text:span text:style-name="MT1">et al.</text:span></text:p>
      </style:header-left>
      <style:footer>
        <text:p text:style-name="MP2"><text:span text:style-name="page_20_number"><text:span text:style-name="MT4"><text:tab/><text:tab/><text:tab/>ACM Trans. Graph., Vol. 9, No. 4, Article 39. Publication date: March 2010.</text:span></text:span></text:p>
      </style:footer>
      <style:footer-left>
        <text:p text:style-name="MP2"><text:span text:style-name="page_20_number"><text:span text:style-name="MT4">ACM TRANS. GRAPH., , Article. Publication date: .</text:span></text:span></text:p>
      </style:footer-left>
    </style:master-page>
    <style:master-page style:name="First_20_Page" style:display-name="First Page" style:page-layout-name="Mpm2" style:next-style-name="Standard">
      <style:footer>
        <text:p text:style-name="MP3"><text:tab/>ACM TRANS. GRAPH., ,Article. Publication date:.</text:p>
      </style:footer>
    </style:master-page>
    <style:master-page style:name="Endnote" style:page-layout-name="Mpm3"/>
    <style:master-page style:name="Converted1" style:page-layout-name="Mpm4">
      <style:header>
        <text:p text:style-name="Header"><text:span text:style-name="MT1"><text:tab/>Magnetic Normal Modes of Bi-Component Permalloy Structures • </text:span><text:span text:style-name="page_20_number"><text:span text:style-name="MT2">XX:</text:span></text:span><text:span text:style-name="page_20_number"><text:span text:style-name="MT2"><text:page-number text:select-page="current">0</text:page-number></text:span></text:span></text:p>
        <text:p text:style-name="MP1"/>
      </style:header>
      <style:header-left>
        <text:p text:style-name="Header"><text:span text:style-name="page_20_number"><text:span text:style-name="MT2">XX:</text:span></text:span><text:span text:style-name="page_20_number"><text:span text:style-name="MT2"><text:page-number text:select-page="current">0</text:page-number></text:span></text:span><text:span text:style-name="MT1"> • Gubbiotti, Gorge et al.</text:span></text:p>
      </style:header-left>
      <style:footer>
        <text:p text:style-name="MP2"><text:span text:style-name="page_20_number"><text:span text:style-name="MT4"><text:tab/><text:tab/><text:tab/>ACM Trans. Graph., Vol. 9, No. 4, Article 39. Publication date: March 2010.</text:span></text:span></text:p>
      </style:footer>
      <style:footer-left>
        <text:p text:style-name="MP2"><text:span text:style-name="page_20_number"><text:span text:style-name="MT4">ACM TRANS. GRAPH., Vol. 9, No. 4, Article 39. Publication date: March 2010.</text:span></text:span></text:p>
      </style:footer-left>
    </style:master-page>
    <style:master-page style:name="Converted2" style:page-layout-name="Mpm4">
      <style:header>
        <text:p text:style-name="Header"><text:span text:style-name="MT1"><text:tab/>Magnetic Normal Modes of Bi-Component Permalloy Structures • </text:span><text:span text:style-name="page_20_number"><text:span text:style-name="MT2">XX:</text:span></text:span><text:span text:style-name="page_20_number"><text:span text:style-name="MT2"><text:page-number text:select-page="current">0</text:page-number></text:span></text:span></text:p>
        <text:p text:style-name="MP1"/>
      </style:header>
      <style:header-left>
        <text:p text:style-name="Header"><text:span text:style-name="page_20_number"><text:span text:style-name="MT2">XX:</text:span></text:span><text:span text:style-name="page_20_number"><text:span text:style-name="MT2"><text:page-number text:select-page="current">0</text:page-number></text:span></text:span><text:span text:style-name="MT1"> • Gubbiotti, Gorge et al.</text:span></text:p>
      </style:header-left>
      <style:footer>
        <text:p text:style-name="MP2"><text:span text:style-name="page_20_number"><text:span text:style-name="MT4"><text:tab/><text:tab/><text:tab/>ACM Trans. Graph., Vol. 9, No. 4, Article 39. Publication date: March 2010.</text:span></text:span></text:p>
      </style:footer>
      <style:footer-left>
        <text:p text:style-name="MP2"><text:span text:style-name="page_20_number"><text:span text:style-name="MT4">ACM TRANS. GRAPH., Vol. 9, No. 4, Article 39. Publication date: March 2010.</text:span></text:span></text:p>
      </style:footer-left>
    </style:master-page>
    <style:master-page style:name="Converted3" style:page-layout-name="Mpm4">
      <style:header>
        <text:p text:style-name="Header"><text:span text:style-name="MT1"><text:tab/>Magnetic Normal Modes of Bi-Component Permalloy Structures • </text:span><text:span text:style-name="page_20_number"><text:span text:style-name="MT2">XX:</text:span></text:span><text:span text:style-name="page_20_number"><text:span text:style-name="MT2"><text:page-number text:select-page="current">0</text:page-number></text:span></text:span></text:p>
        <text:p text:style-name="MP1"/>
      </style:header>
      <style:header-left>
        <text:p text:style-name="Header"><text:span text:style-name="page_20_number"><text:span text:style-name="MT2">XX:</text:span></text:span><text:span text:style-name="page_20_number"><text:span text:style-name="MT2"><text:page-number text:select-page="current">0</text:page-number></text:span></text:span><text:span text:style-name="MT1"> • Gubbiotti, Gorge et al.</text:span></text:p>
      </style:header-left>
      <style:footer>
        <text:p text:style-name="MP2"><text:span text:style-name="page_20_number"><text:span text:style-name="MT4"><text:tab/><text:tab/><text:tab/>ACM Trans. Graph., Vol. 9, No. 4, Article 39. Publication date: March 2010.</text:span></text:span></text:p>
      </style:footer>
      <style:footer-left>
        <text:p text:style-name="MP2"><text:span text:style-name="page_20_number"><text:span text:style-name="MT4">ACM TRANS. GRAPH., Vol. 9, No. 4, Article 39. Publication date: March 2010.</text:span></text:span></text:p>
      </style:footer-left>
    </style:master-page>
    <style:master-page style:name="Converted4" style:page-layout-name="Mpm4">
      <style:header>
        <text:p text:style-name="Header"><text:span text:style-name="MT1"><text:tab/>Magnetic Normal Modes of Bi-Component Permalloy Structures • </text:span><text:span text:style-name="page_20_number"><text:span text:style-name="MT2">XX:</text:span></text:span><text:span text:style-name="page_20_number"><text:span text:style-name="MT2"><text:page-number text:select-page="current">0</text:page-number></text:span></text:span></text:p>
        <text:p text:style-name="MP1"/>
      </style:header>
      <style:header-left>
        <text:p text:style-name="Header"><text:span text:style-name="page_20_number"><text:span text:style-name="MT2">XX:</text:span></text:span><text:span text:style-name="page_20_number"><text:span text:style-name="MT2"><text:page-number text:select-page="current">0</text:page-number></text:span></text:span><text:span text:style-name="MT1"> • Gubbiotti, Gorge et al.</text:span></text:p>
      </style:header-left>
      <style:footer>
        <text:p text:style-name="MP2"><text:span text:style-name="page_20_number"><text:span text:style-name="MT4"><text:tab/><text:tab/><text:tab/>ACM Trans. Graph., Vol. 9, No. 4, Article 39. Publication date: March 2010.</text:span></text:span></text:p>
      </style:footer>
      <style:footer-left>
        <text:p text:style-name="MP2"><text:span text:style-name="page_20_number"><text:span text:style-name="MT4">ACM TRANS. GRAPH., Vol. 9, No. 4, Article 39. Publication date: March 2010.</text:span></text:span></text:p>
      </style:footer-left>
    </style:master-page>
    <style:master-page style:name="Converted5" style:page-layout-name="Mpm5" style:next-style-name="Standard">
      <style:footer>
        <text:p text:style-name="MP3"><text:tab/>ACM TRANS. GRAPH., Vol. 9, No. 4, Article 39. Publication date: March 2010.</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agnetic Normal Modes of Bi-Component Permalloy Structures</dc:title>
    <meta:initial-creator>Devendra Kumar</meta:initial-creator>
    <meta:editing-cycles>131</meta:editing-cycles>
    <meta:print-date>2018-01-29T06:10:00</meta:print-date>
    <meta:creation-date>2018-01-27T11:34:00</meta:creation-date>
    <dc:date>2021-12-20T22:24:19.743093680</dc:date>
    <meta:editing-duration>PT5H56M16S</meta:editing-duration>
    <meta:generator>LibreOffice/6.4.7.2$Linux_X86_64 LibreOffice_project/40$Build-2</meta:generator>
    <meta:document-statistic meta:table-count="1" meta:image-count="0" meta:object-count="0" meta:page-count="2" meta:paragraph-count="82" meta:word-count="952" meta:character-count="6806" meta:non-whitespace-character-count="5898"/>
    <meta:user-defined meta:name="AppVersion">16.0000</meta:user-defined>
    <meta:user-defined meta:name="DocSecurity" meta:value-type="float">0</meta:user-defined>
    <meta:user-defined meta:name="HyperlinksChanged" meta:value-type="boolean">false</meta:user-defined>
    <meta:user-defined meta:name="Language">English</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user-defined meta:name="Version" meta:value-type="string">2.0.0</meta:user-defined>
    <meta:template xlink:type="simple" xlink:actuate="onRequest" xlink:title="ACM.dotm" xlink:href=""/>
  </office:meta>
</office:document-meta>
</file>